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56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2.4783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0154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2.3492in"/>
    </style:style>
    <style:style style:name="co14" style:family="table-column">
      <style:table-column-properties fo:break-before="auto" style:column-width="1.1854in"/>
    </style:style>
    <style:style style:name="co15" style:family="table-column">
      <style:table-column-properties fo:break-before="auto" style:column-width="1.2228in"/>
    </style:style>
    <style:style style:name="co16" style:family="table-column">
      <style:table-column-properties fo:break-before="auto" style:column-width="1.1744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343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4138in" fo:break-before="auto" style:use-optimal-row-height="tru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7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7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2" style:family="table-cell" style:parent-style-name="Default">
      <style:table-cell-properties style:rotation-align="none"/>
      <style:text-properties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ce23" style:family="table-cell" style:parent-style-name="Default">
      <style:table-cell-properties style:rotation-align="none"/>
      <style:text-properties style:font-name="Calibri" fo:font-size="11pt" fo:language="en" fo:country="US" fo:font-weight="bold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/>
    </style:style>
    <style:style style:name="ce24" style:family="table-cell" style:parent-style-name="Default">
      <style:table-cell-properties style:rotation-align="none"/>
      <style:text-properties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1017" table:default-cell-style-name="ce10"/>
        <table:table-column table:style-name="co5" table:number-columns-repeated="4" table:default-cell-style-name="ce10"/>
        <table:table-row table:style-name="ro1">
          <table:table-cell table:style-name="ce1" office:value-type="string">
            <text:p>Date (mm/dd/yyyy)</text:p>
          </table:table-cell>
          <table:table-cell table:style-name="ce4" office:value-type="float" office:value="41620">
            <text:p>12/12/2013</text:p>
          </table:table-cell>
          <table:table-cell table:style-name="ce2" office:value-type="string">
            <text:p>UV Measurements</text:p>
          </table:table-cell>
          <table:table-cell table:style-name="ce2" office:value-type="string">
            <text:p>Beamsplitter calibration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/>
          <table:table-cell table:style-name="ce13" office:value-type="string">
            <text:p>Old sample uncleaned</text:p>
          </table:table-cell>
          <table:table-cell table:style-name="ce2"/>
          <table:table-cell table:style-name="ce15" office:value-type="string">
            <text:p>Old sample cleaned with kimwipe</text:p>
          </table:table-cell>
          <table:table-cell table:style-name="ce2"/>
          <table:table-cell table:style-name="ce15" office:value-type="string">
            <text:p>Blue coated mirror sample 1</text:p>
          </table:table-cell>
          <table:table-cell table:style-name="ce2"/>
          <table:table-cell table:style-name="ce13" office:value-type="string">
            <text:p>Blue coated mirror sample 2</text:p>
          </table:table-cell>
          <table:table-cell table:style-name="ce2"/>
          <table:table-cell table:style-name="ce16" office:value-type="string">
            <text:p>“Clear Part” sample 1</text:p>
          </table:table-cell>
          <table:table-cell table:style-name="ce2"/>
          <table:table-cell table:style-name="ce16" office:value-type="string">
            <text:p>“Clear Part” sample 2</text:p>
          </table:table-cell>
          <table:table-cell table:style-name="ce2"/>
          <table:table-cell table:style-name="ce2" office:value-type="string">
            <text:p>CLEAR PART, S1</text:p>
          </table:table-cell>
          <table:table-cell table:style-name="ce2"/>
          <table:table-cell table:style-name="ce13" office:value-type="string">
            <text:p>Thick part sample 2</text:p>
          </table:table-cell>
          <table:table-cell table:style-name="ce2" table:number-columns-repeated="1002"/>
        </table:table-row>
        <table:table-row table:style-name="ro1">
          <table:table-cell table:style-name="ce1" office:value-type="string">
            <text:p>Time (HH:MM 24-hr format)</text:p>
          </table:table-cell>
          <table:table-cell table:style-name="ce5"/>
          <table:table-cell table:style-name="ce2" office:value-type="string">
            <text:p>Lambda (nm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TRANSMIT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table:number-columns-repeated="20"/>
          <table:table-cell table:number-columns-repeated="981"/>
        </table:table-row>
        <table:table-row table:style-name="ro2">
          <table:table-cell table:style-name="ce1" office:value-type="string">
            <text:p>Platform X (inches)</text:p>
          </table:table-cell>
          <table:table-cell table:style-name="ce6"/>
          <table:table-cell table:style-name="ce6" office:value-type="float" office:value="200">
            <text:p>200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25">
            <text:p>0.0025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03">
            <text:p>0.0003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02">
            <text:p>0.0002</text:p>
          </table:table-cell>
          <table:table-cell table:style-name="ce11" office:value-type="float" office:value="0.0216">
            <text:p>0.0216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9">
            <text:p>0.0219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7">
            <text:p>0.0217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6">
            <text:p>0.0216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9">
            <text:p>0.0219</text:p>
          </table:table-cell>
          <table:table-cell table:style-name="ce11" office:value-type="float" office:value="0.0019">
            <text:p>0.0019</text:p>
          </table:table-cell>
          <table:table-cell table:style-name="ce11" table:number-columns-repeated="20"/>
          <table:table-cell table:number-columns-repeated="981"/>
        </table:table-row>
        <table:table-row table:style-name="ro2">
          <table:table-cell table:style-name="ce1" office:value-type="string">
            <text:p>Platform Z (inches)</text:p>
          </table:table-cell>
          <table:table-cell table:style-name="ce6"/>
          <table:table-cell table:style-name="ce6" table:formula="of:=[.C3]+10" office:value-type="float" office:value="210">
            <text:p>210</text:p>
          </table:table-cell>
          <table:table-cell table:style-name="ce11" office:value-type="float" office:value="0.1199">
            <text:p>0.1199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1212">
            <text:p>0.1212</text:p>
          </table:table-cell>
          <table:table-cell table:style-name="ce11" office:value-type="float" office:value="0.0102">
            <text:p>0.0102</text:p>
          </table:table-cell>
          <table:table-cell table:style-name="ce11" office:value-type="float" office:value="0.1208">
            <text:p>0.1208</text:p>
          </table:table-cell>
          <table:table-cell table:style-name="ce11" office:value-type="float" office:value="0.0017">
            <text:p>0.0017</text:p>
          </table:table-cell>
          <table:table-cell table:style-name="ce11" office:value-type="float" office:value="0.1209">
            <text:p>0.1209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1205">
            <text:p>0.1205</text:p>
          </table:table-cell>
          <table:table-cell table:style-name="ce11" office:value-type="float" office:value="0.0124">
            <text:p>0.0124</text:p>
          </table:table-cell>
          <table:table-cell table:style-name="ce11" office:value-type="float" office:value="0.1209">
            <text:p>0.1209</text:p>
          </table:table-cell>
          <table:table-cell table:style-name="ce11" office:value-type="float" office:value="0.0124">
            <text:p>0.0124</text:p>
          </table:table-cell>
          <table:table-cell table:style-name="ce11" office:value-type="float" office:value="0.1202">
            <text:p>0.1202</text:p>
          </table:table-cell>
          <table:table-cell table:style-name="ce11" office:value-type="float" office:value="0.0115">
            <text:p>0.0115</text:p>
          </table:table-cell>
          <table:table-cell table:style-name="ce11" office:value-type="float" office:value="0.1203">
            <text:p>0.1203</text:p>
          </table:table-cell>
          <table:table-cell table:style-name="ce11" office:value-type="float" office:value="0.0118">
            <text:p>0.0118</text:p>
          </table:table-cell>
          <table:table-cell table:style-name="ce11" office:value-type="float" office:value="0.1203">
            <text:p>0.1203</text:p>
          </table:table-cell>
          <table:table-cell table:style-name="ce11" office:value-type="float" office:value="0.0121">
            <text:p>0.0121</text:p>
          </table:table-cell>
          <table:table-cell table:style-name="ce11" office:value-type="float" office:value="0.1205">
            <text:p>0.1205</text:p>
          </table:table-cell>
          <table:table-cell table:style-name="ce11" office:value-type="float" office:value="0.0121">
            <text:p>0.0121</text:p>
          </table:table-cell>
          <table:table-cell table:style-name="ce11" table:number-columns-repeated="20"/>
          <table:table-cell table:number-columns-repeated="981"/>
        </table:table-row>
        <table:table-row table:style-name="ro2">
          <table:table-cell table:style-name="ce1" office:value-type="string">
            <text:p>Main (BS) rail Z (inches)</text:p>
          </table:table-cell>
          <table:table-cell table:style-name="ce6"/>
          <table:table-cell table:style-name="ce6" table:formula="of:=[.C4]+10" office:value-type="float" office:value="220">
            <text:p>220</text:p>
          </table:table-cell>
          <table:table-cell table:style-name="ce11" office:value-type="float" office:value="0.0806">
            <text:p>0.0806</text:p>
          </table:table-cell>
          <table:table-cell table:style-name="ce11" office:value-type="float" office:value="0.0893">
            <text:p>0.0893</text:p>
          </table:table-cell>
          <table:table-cell table:style-name="ce11" office:value-type="float" office:value="0.0815">
            <text:p>0.0815</text:p>
          </table:table-cell>
          <table:table-cell table:style-name="ce11" office:value-type="float" office:value="0.0532">
            <text:p>0.0532</text:p>
          </table:table-cell>
          <table:table-cell table:style-name="ce11" office:value-type="float" office:value="0.0812">
            <text:p>0.0812</text:p>
          </table:table-cell>
          <table:table-cell table:style-name="ce11" office:value-type="float" office:value="0.0099">
            <text:p>0.0099</text:p>
          </table:table-cell>
          <table:table-cell table:style-name="ce11" office:value-type="float" office:value="0.0814">
            <text:p>0.0814</text:p>
          </table:table-cell>
          <table:table-cell table:style-name="ce11" office:value-type="float" office:value="0.0076">
            <text:p>0.0076</text:p>
          </table:table-cell>
          <table:table-cell table:style-name="ce11" office:value-type="float" office:value="0.0813">
            <text:p>0.0813</text:p>
          </table:table-cell>
          <table:table-cell table:style-name="ce11" office:value-type="float" office:value="0.0755">
            <text:p>0.0755</text:p>
          </table:table-cell>
          <table:table-cell table:style-name="ce11" office:value-type="float" office:value="0.0812">
            <text:p>0.0812</text:p>
          </table:table-cell>
          <table:table-cell table:style-name="ce11" office:value-type="float" office:value="0.0757">
            <text:p>0.0757</text:p>
          </table:table-cell>
          <table:table-cell table:style-name="ce11" office:value-type="float" office:value="0.0812">
            <text:p>0.0812</text:p>
          </table:table-cell>
          <table:table-cell table:style-name="ce11" office:value-type="float" office:value="0.0718">
            <text:p>0.0718</text:p>
          </table:table-cell>
          <table:table-cell table:style-name="ce11" office:value-type="float" office:value="0.0809">
            <text:p>0.0809</text:p>
          </table:table-cell>
          <table:table-cell table:style-name="ce11" office:value-type="float" office:value="0.0725">
            <text:p>0.0725</text:p>
          </table:table-cell>
          <table:table-cell table:style-name="ce11" office:value-type="float" office:value="0.0811">
            <text:p>0.0811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808">
            <text:p>0.0808</text:p>
          </table:table-cell>
          <table:table-cell table:style-name="ce11" office:value-type="float" office:value="0.0747">
            <text:p>0.0747</text:p>
          </table:table-cell>
          <table:table-cell table:style-name="ce11" table:number-columns-repeated="20"/>
          <table:table-cell table:number-columns-repeated="981"/>
        </table:table-row>
        <table:table-row table:style-name="ro2">
          <table:table-cell table:style-name="ce1" office:value-type="string">
            <text:p>Main (BS) rail 0 coordinate (inches)</text:p>
          </table:table-cell>
          <table:table-cell table:style-name="ce7"/>
          <table:table-cell table:style-name="ce6" table:formula="of:=[.C5]+10" office:value-type="float" office:value="230">
            <text:p>230</text:p>
          </table:table-cell>
          <table:table-cell table:style-name="ce11" office:value-type="float" office:value="0.1666">
            <text:p>0.1666</text:p>
          </table:table-cell>
          <table:table-cell table:style-name="ce11" office:value-type="float" office:value="0.1028">
            <text:p>0.1028</text:p>
          </table:table-cell>
          <table:table-cell table:style-name="ce11" office:value-type="float" office:value="0.168">
            <text:p>0.1680</text:p>
          </table:table-cell>
          <table:table-cell table:style-name="ce11" office:value-type="float" office:value="0.0613">
            <text:p>0.0613</text:p>
          </table:table-cell>
          <table:table-cell table:style-name="ce11" office:value-type="float" office:value="0.1674">
            <text:p>0.1674</text:p>
          </table:table-cell>
          <table:table-cell table:style-name="ce11" office:value-type="float" office:value="0.0114">
            <text:p>0.0114</text:p>
          </table:table-cell>
          <table:table-cell table:style-name="ce11" office:value-type="float" office:value="0.1673">
            <text:p>0.1673</text:p>
          </table:table-cell>
          <table:table-cell table:style-name="ce11" office:value-type="float" office:value="0.0091">
            <text:p>0.0091</text:p>
          </table:table-cell>
          <table:table-cell table:style-name="ce11" office:value-type="float" office:value="0.1678">
            <text:p>0.1678</text:p>
          </table:table-cell>
          <table:table-cell table:style-name="ce11" office:value-type="float" office:value="0.089">
            <text:p>0.0890</text:p>
          </table:table-cell>
          <table:table-cell table:style-name="ce11" office:value-type="float" office:value="0.1674">
            <text:p>0.1674</text:p>
          </table:table-cell>
          <table:table-cell table:style-name="ce11" office:value-type="float" office:value="0.0899">
            <text:p>0.0899</text:p>
          </table:table-cell>
          <table:table-cell table:style-name="ce11" office:value-type="float" office:value="0.1671">
            <text:p>0.1671</text:p>
          </table:table-cell>
          <table:table-cell table:style-name="ce11" office:value-type="float" office:value="0.0856">
            <text:p>0.0856</text:p>
          </table:table-cell>
          <table:table-cell table:style-name="ce11" office:value-type="float" office:value="0.1672">
            <text:p>0.1672</text:p>
          </table:table-cell>
          <table:table-cell table:style-name="ce11" office:value-type="float" office:value="0.0857">
            <text:p>0.0857</text:p>
          </table:table-cell>
          <table:table-cell table:style-name="ce11" office:value-type="float" office:value="0.1672">
            <text:p>0.1672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167">
            <text:p>0.1670</text:p>
          </table:table-cell>
          <table:table-cell table:style-name="ce11" office:value-type="float" office:value="0.0887">
            <text:p>0.0887</text:p>
          </table:table-cell>
          <table:table-cell table:style-name="ce11" table:number-columns-repeated="20"/>
          <table:table-cell table:number-columns-repeated="981"/>
        </table:table-row>
        <table:table-row table:style-name="ro2">
          <table:table-cell table:style-name="ce1" office:value-type="string">
            <text:p>Secondary Rail Z (inches)</text:p>
          </table:table-cell>
          <table:table-cell table:style-name="ce8"/>
          <table:table-cell table:style-name="ce6" table:formula="of:=[.C6]+10" office:value-type="float" office:value="240">
            <text:p>240</text:p>
          </table:table-cell>
          <table:table-cell table:style-name="ce11" office:value-type="float" office:value="0.1804">
            <text:p>0.1804</text:p>
          </table:table-cell>
          <table:table-cell table:style-name="ce11" office:value-type="float" office:value="0.1083">
            <text:p>0.1083</text:p>
          </table:table-cell>
          <table:table-cell table:style-name="ce11" office:value-type="float" office:value="0.1812">
            <text:p>0.1812</text:p>
          </table:table-cell>
          <table:table-cell table:style-name="ce11" office:value-type="float" office:value="0.0863">
            <text:p>0.0863</text:p>
          </table:table-cell>
          <table:table-cell table:style-name="ce11" office:value-type="float" office:value="0.1816">
            <text:p>0.1816</text:p>
          </table:table-cell>
          <table:table-cell table:style-name="ce11" office:value-type="float" office:value="0.0109">
            <text:p>0.0109</text:p>
          </table:table-cell>
          <table:table-cell table:style-name="ce11" office:value-type="float" office:value="0.1809">
            <text:p>0.1809</text:p>
          </table:table-cell>
          <table:table-cell table:style-name="ce11" office:value-type="float" office:value="0.0086">
            <text:p>0.0086</text:p>
          </table:table-cell>
          <table:table-cell table:style-name="ce11" office:value-type="float" office:value="0.1808">
            <text:p>0.1808</text:p>
          </table:table-cell>
          <table:table-cell table:style-name="ce11" office:value-type="float" office:value="0.096">
            <text:p>0.0960</text:p>
          </table:table-cell>
          <table:table-cell table:style-name="ce11" office:value-type="float" office:value="0.1808">
            <text:p>0.1808</text:p>
          </table:table-cell>
          <table:table-cell table:style-name="ce11" office:value-type="float" office:value="0.0972">
            <text:p>0.0972</text:p>
          </table:table-cell>
          <table:table-cell table:style-name="ce11" office:value-type="float" office:value="0.1807">
            <text:p>0.1807</text:p>
          </table:table-cell>
          <table:table-cell table:style-name="ce11" office:value-type="float" office:value="0.0928">
            <text:p>0.0928</text:p>
          </table:table-cell>
          <table:table-cell table:style-name="ce11" office:value-type="float" office:value="0.1807">
            <text:p>0.1807</text:p>
          </table:table-cell>
          <table:table-cell table:style-name="ce11" office:value-type="float" office:value="0.0929">
            <text:p>0.0929</text:p>
          </table:table-cell>
          <table:table-cell table:style-name="ce11" office:value-type="float" office:value="0.1807">
            <text:p>0.1807</text:p>
          </table:table-cell>
          <table:table-cell table:style-name="ce11" office:value-type="float" office:value="0.0943">
            <text:p>0.0943</text:p>
          </table:table-cell>
          <table:table-cell table:style-name="ce11" office:value-type="float" office:value="0.1803">
            <text:p>0.1803</text:p>
          </table:table-cell>
          <table:table-cell table:style-name="ce11" office:value-type="float" office:value="0.096">
            <text:p>0.0960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style-name="ce2" office:value-type="string">
            <text:p>Secondary rail 0 coordinate (inches)</text:p>
          </table:table-cell>
          <table:table-cell table:style-name="ce8"/>
          <table:table-cell table:style-name="ce6" table:formula="of:=[.C7]+10" office:value-type="float" office:value="250">
            <text:p>250</text:p>
          </table:table-cell>
          <table:table-cell table:style-name="ce11" office:value-type="float" office:value="0.1017">
            <text:p>0.1017</text:p>
          </table:table-cell>
          <table:table-cell table:style-name="ce11" office:value-type="float" office:value="0.154">
            <text:p>0.1540</text:p>
          </table:table-cell>
          <table:table-cell table:style-name="ce11" office:value-type="float" office:value="0.102">
            <text:p>0.1020</text:p>
          </table:table-cell>
          <table:table-cell table:style-name="ce11" office:value-type="float" office:value="0.1374">
            <text:p>0.1374</text:p>
          </table:table-cell>
          <table:table-cell table:style-name="ce11" office:value-type="float" office:value="0.1023">
            <text:p>0.1023</text:p>
          </table:table-cell>
          <table:table-cell table:style-name="ce11" office:value-type="float" office:value="0.0131">
            <text:p>0.0131</text:p>
          </table:table-cell>
          <table:table-cell table:style-name="ce11" office:value-type="float" office:value="0.1018">
            <text:p>0.1018</text:p>
          </table:table-cell>
          <table:table-cell table:style-name="ce11" office:value-type="float" office:value="0.0104">
            <text:p>0.0104</text:p>
          </table:table-cell>
          <table:table-cell table:style-name="ce11" office:value-type="float" office:value="0.1019">
            <text:p>0.1019</text:p>
          </table:table-cell>
          <table:table-cell table:style-name="ce11" office:value-type="float" office:value="0.1373">
            <text:p>0.1373</text:p>
          </table:table-cell>
          <table:table-cell table:style-name="ce11" office:value-type="float" office:value="0.102">
            <text:p>0.1020</text:p>
          </table:table-cell>
          <table:table-cell table:style-name="ce11" office:value-type="float" office:value="0.1392">
            <text:p>0.1392</text:p>
          </table:table-cell>
          <table:table-cell table:style-name="ce11" office:value-type="float" office:value="0.1018">
            <text:p>0.1018</text:p>
          </table:table-cell>
          <table:table-cell table:style-name="ce11" office:value-type="float" office:value="0.1341">
            <text:p>0.1341</text:p>
          </table:table-cell>
          <table:table-cell table:style-name="ce11" office:value-type="float" office:value="0.102">
            <text:p>0.1020</text:p>
          </table:table-cell>
          <table:table-cell table:style-name="ce11" office:value-type="float" office:value="0.1329">
            <text:p>0.1329</text:p>
          </table:table-cell>
          <table:table-cell table:style-name="ce11" office:value-type="float" office:value="0.102">
            <text:p>0.1020</text:p>
          </table:table-cell>
          <table:table-cell table:style-name="ce11" office:value-type="float" office:value="0.1352">
            <text:p>0.1352</text:p>
          </table:table-cell>
          <table:table-cell table:style-name="ce11" office:value-type="float" office:value="0.1024">
            <text:p>0.1024</text:p>
          </table:table-cell>
          <table:table-cell table:style-name="ce11" office:value-type="float" office:value="0.1376">
            <text:p>0.1376</text:p>
          </table:table-cell>
          <table:table-cell table:style-name="ce11" table:number-columns-repeated="20"/>
          <table:table-cell table:number-columns-repeated="981"/>
        </table:table-row>
        <table:table-row table:style-name="ro4">
          <table:table-cell table:style-name="ce1" office:value-type="string">
            <text:p>Lens offset from the back of the clamping ring to the front of thespacer (inches)</text:p>
          </table:table-cell>
          <table:table-cell table:style-name="ce6"/>
          <table:table-cell table:style-name="ce6" table:formula="of:=[.C8]+10" office:value-type="float" office:value="260">
            <text:p>260</text:p>
          </table:table-cell>
          <table:table-cell table:style-name="ce11" office:value-type="float" office:value="0.1112">
            <text:p>0.1112</text:p>
          </table:table-cell>
          <table:table-cell table:style-name="ce11" office:value-type="float" office:value="0.1057">
            <text:p>0.1057</text:p>
          </table:table-cell>
          <table:table-cell table:style-name="ce11" office:value-type="float" office:value="0.112">
            <text:p>0.1120</text:p>
          </table:table-cell>
          <table:table-cell table:style-name="ce11" office:value-type="float" office:value="0.0988">
            <text:p>0.0988</text:p>
          </table:table-cell>
          <table:table-cell table:style-name="ce11" office:value-type="float" office:value="0.1118">
            <text:p>0.1118</text:p>
          </table:table-cell>
          <table:table-cell table:style-name="ce11" office:value-type="float" office:value="0.0081">
            <text:p>0.0081</text:p>
          </table:table-cell>
          <table:table-cell table:style-name="ce11" office:value-type="float" office:value="0.1114">
            <text:p>0.1114</text:p>
          </table:table-cell>
          <table:table-cell table:style-name="ce11" office:value-type="float" office:value="0.0064">
            <text:p>0.0064</text:p>
          </table:table-cell>
          <table:table-cell table:style-name="ce11" office:value-type="float" office:value="0.1116">
            <text:p>0.1116</text:p>
          </table:table-cell>
          <table:table-cell table:style-name="ce11" office:value-type="float" office:value="0.0953">
            <text:p>0.0953</text:p>
          </table:table-cell>
          <table:table-cell table:style-name="ce11" office:value-type="float" office:value="0.1116">
            <text:p>0.1116</text:p>
          </table:table-cell>
          <table:table-cell table:style-name="ce11" office:value-type="float" office:value="0.0964">
            <text:p>0.0964</text:p>
          </table:table-cell>
          <table:table-cell table:style-name="ce11" office:value-type="float" office:value="0.1115">
            <text:p>0.1115</text:p>
          </table:table-cell>
          <table:table-cell table:style-name="ce11" office:value-type="float" office:value="0.0931">
            <text:p>0.0931</text:p>
          </table:table-cell>
          <table:table-cell table:style-name="ce11" office:value-type="float" office:value="0.1116">
            <text:p>0.1116</text:p>
          </table:table-cell>
          <table:table-cell table:style-name="ce11" office:value-type="float" office:value="0.0925">
            <text:p>0.0925</text:p>
          </table:table-cell>
          <table:table-cell table:style-name="ce11" office:value-type="float" office:value="0.1115">
            <text:p>0.1115</text:p>
          </table:table-cell>
          <table:table-cell table:style-name="ce11" office:value-type="float" office:value="0.0941">
            <text:p>0.0941</text:p>
          </table:table-cell>
          <table:table-cell table:style-name="ce11" office:value-type="float" office:value="0.1113">
            <text:p>0.1113</text:p>
          </table:table-cell>
          <table:table-cell table:style-name="ce11" office:value-type="float" office:value="0.0955">
            <text:p>0.0955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/>
          <table:table-cell table:style-name="ce9"/>
          <table:table-cell table:style-name="ce6" table:formula="of:=[.C9]+10" office:value-type="float" office:value="270">
            <text:p>270</text:p>
          </table:table-cell>
          <table:table-cell table:style-name="ce11" office:value-type="float" office:value="0.0913">
            <text:p>0.0913</text:p>
          </table:table-cell>
          <table:table-cell table:style-name="ce11" office:value-type="float" office:value="0.084">
            <text:p>0.0840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793">
            <text:p>0.0793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06">
            <text:p>0.0060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049">
            <text:p>0.0049</text:p>
          </table:table-cell>
          <table:table-cell table:style-name="ce11" office:value-type="float" office:value="0.0913">
            <text:p>0.0913</text:p>
          </table:table-cell>
          <table:table-cell table:style-name="ce11" office:value-type="float" office:value="0.0758">
            <text:p>0.0758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763">
            <text:p>0.0763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917">
            <text:p>0.0917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914">
            <text:p>0.0914</text:p>
          </table:table-cell>
          <table:table-cell table:style-name="ce11" office:value-type="float" office:value="0.0751">
            <text:p>0.0751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758">
            <text:p>0.0758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0]+10" office:value-type="float" office:value="280">
            <text:p>280</text:p>
          </table:table-cell>
          <table:table-cell table:style-name="ce11" office:value-type="float" office:value="0.0867">
            <text:p>0.0867</text:p>
          </table:table-cell>
          <table:table-cell table:style-name="ce11" office:value-type="float" office:value="0.0634">
            <text:p>0.0634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99">
            <text:p>0.0599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043">
            <text:p>0.0043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034">
            <text:p>0.0034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71">
            <text:p>0.0571</text:p>
          </table:table-cell>
          <table:table-cell table:style-name="ce11" office:value-type="float" office:value="0.0871">
            <text:p>0.0871</text:p>
          </table:table-cell>
          <table:table-cell table:style-name="ce11" office:value-type="float" office:value="0.0574">
            <text:p>0.0574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58">
            <text:p>0.0558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558">
            <text:p>0.0558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68">
            <text:p>0.0568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573">
            <text:p>0.0573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1]+10" office:value-type="float" office:value="290">
            <text:p>290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605">
            <text:p>0.0605</text:p>
          </table:table-cell>
          <table:table-cell table:style-name="ce11" office:value-type="float" office:value="0.0733">
            <text:p>0.0733</text:p>
          </table:table-cell>
          <table:table-cell table:style-name="ce11" office:value-type="float" office:value="0.0569">
            <text:p>0.0569</text:p>
          </table:table-cell>
          <table:table-cell table:style-name="ce11" office:value-type="float" office:value="0.0732">
            <text:p>0.0732</text:p>
          </table:table-cell>
          <table:table-cell table:style-name="ce11" office:value-type="float" office:value="0.0141">
            <text:p>0.0141</text:p>
          </table:table-cell>
          <table:table-cell table:style-name="ce11" office:value-type="float" office:value="0.0731">
            <text:p>0.0731</text:p>
          </table:table-cell>
          <table:table-cell table:style-name="ce11" office:value-type="float" office:value="0.0124">
            <text:p>0.0124</text:p>
          </table:table-cell>
          <table:table-cell table:style-name="ce11" office:value-type="float" office:value="0.0733">
            <text:p>0.0733</text:p>
          </table:table-cell>
          <table:table-cell table:style-name="ce11" office:value-type="float" office:value="0.0546">
            <text:p>0.0546</text:p>
          </table:table-cell>
          <table:table-cell table:style-name="ce11" office:value-type="float" office:value="0.0732">
            <text:p>0.0732</text:p>
          </table:table-cell>
          <table:table-cell table:style-name="ce11" office:value-type="float" office:value="0.055">
            <text:p>0.0550</text:p>
          </table:table-cell>
          <table:table-cell table:style-name="ce11" office:value-type="float" office:value="0.0733">
            <text:p>0.0733</text:p>
          </table:table-cell>
          <table:table-cell table:style-name="ce11" office:value-type="float" office:value="0.0535">
            <text:p>0.0535</text:p>
          </table:table-cell>
          <table:table-cell table:style-name="ce11" office:value-type="float" office:value="0.0731">
            <text:p>0.0731</text:p>
          </table:table-cell>
          <table:table-cell table:style-name="ce11" office:value-type="float" office:value="0.0536">
            <text:p>0.0536</text:p>
          </table:table-cell>
          <table:table-cell table:style-name="ce11" office:value-type="float" office:value="0.0733">
            <text:p>0.0733</text:p>
          </table:table-cell>
          <table:table-cell table:style-name="ce11" office:value-type="float" office:value="0.0545">
            <text:p>0.0545</text:p>
          </table:table-cell>
          <table:table-cell table:style-name="ce11" office:value-type="float" office:value="0.0734">
            <text:p>0.0734</text:p>
          </table:table-cell>
          <table:table-cell table:style-name="ce11" office:value-type="float" office:value="0.0548">
            <text:p>0.0548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2]+10" office:value-type="float" office:value="300">
            <text:p>300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613">
            <text:p>0.0613</text:p>
          </table:table-cell>
          <table:table-cell table:style-name="ce11" office:value-type="float" office:value="0.0589">
            <text:p>0.0589</text:p>
          </table:table-cell>
          <table:table-cell table:style-name="ce11" office:value-type="float" office:value="0.0571">
            <text:p>0.0571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31">
            <text:p>0.0310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279">
            <text:p>0.0279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554">
            <text:p>0.0554</text:p>
          </table:table-cell>
          <table:table-cell table:style-name="ce11" office:value-type="float" office:value="0.0589">
            <text:p>0.0589</text:p>
          </table:table-cell>
          <table:table-cell table:style-name="ce11" office:value-type="float" office:value="0.0558">
            <text:p>0.0558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545">
            <text:p>0.0545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546">
            <text:p>0.0546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555">
            <text:p>0.0555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555">
            <text:p>0.0555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3]+10" office:value-type="float" office:value="310">
            <text:p>310</text:p>
          </table:table-cell>
          <table:table-cell table:style-name="ce11" office:value-type="float" office:value="0.0488">
            <text:p>0.0488</text:p>
          </table:table-cell>
          <table:table-cell table:style-name="ce11" office:value-type="float" office:value="0.0515">
            <text:p>0.0515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71">
            <text:p>0.0471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312">
            <text:p>0.0312</text:p>
          </table:table-cell>
          <table:table-cell table:style-name="ce11" office:value-type="float" office:value="0.0491">
            <text:p>0.0491</text:p>
          </table:table-cell>
          <table:table-cell table:style-name="ce11" office:value-type="float" office:value="0.0285">
            <text:p>0.0285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466">
            <text:p>0.0466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69">
            <text:p>0.0469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58">
            <text:p>0.0458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58">
            <text:p>0.0458</text:p>
          </table:table-cell>
          <table:table-cell table:style-name="ce11" office:value-type="float" office:value="0.0481">
            <text:p>0.0481</text:p>
          </table:table-cell>
          <table:table-cell table:style-name="ce11" office:value-type="float" office:value="0.0466">
            <text:p>0.0466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468">
            <text:p>0.0468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4]+10" office:value-type="float" office:value="320">
            <text:p>320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429">
            <text:p>0.0429</text:p>
          </table:table-cell>
          <table:table-cell table:style-name="ce11" office:value-type="float" office:value="0.0414">
            <text:p>0.0414</text:p>
          </table:table-cell>
          <table:table-cell table:style-name="ce11" office:value-type="float" office:value="0.0383">
            <text:p>0.0383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">
            <text:p>0.0300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278">
            <text:p>0.0278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88">
            <text:p>0.0388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9">
            <text:p>0.0390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382">
            <text:p>0.0382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384">
            <text:p>0.0384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388">
            <text:p>0.0388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391">
            <text:p>0.0391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5]+10" office:value-type="float" office:value="330">
            <text:p>330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374">
            <text:p>0.0374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326">
            <text:p>0.0326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29">
            <text:p>0.0290</text:p>
          </table:table-cell>
          <table:table-cell table:style-name="ce11" office:value-type="float" office:value="0.033">
            <text:p>0.0330</text:p>
          </table:table-cell>
          <table:table-cell table:style-name="ce11" office:value-type="float" office:value="0.0271">
            <text:p>0.0271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34">
            <text:p>0.0340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343">
            <text:p>0.0343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34">
            <text:p>0.0340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344">
            <text:p>0.0344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6]+10" office:value-type="float" office:value="340">
            <text:p>340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341">
            <text:p>0.0341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289">
            <text:p>0.0289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82">
            <text:p>0.0282</text:p>
          </table:table-cell>
          <table:table-cell table:style-name="ce11" office:value-type="float" office:value="0.0256">
            <text:p>0.0256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31">
            <text:p>0.0310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312">
            <text:p>0.0312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307">
            <text:p>0.0307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306">
            <text:p>0.0306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311">
            <text:p>0.0311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312">
            <text:p>0.0312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7]+10" office:value-type="float" office:value="350">
            <text:p>350</text:p>
          </table:table-cell>
          <table:table-cell table:style-name="ce11" office:value-type="float" office:value="0.0197">
            <text:p>0.0197</text:p>
          </table:table-cell>
          <table:table-cell table:style-name="ce11" office:value-type="float" office:value="0.0295">
            <text:p>0.0295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46">
            <text:p>0.0246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25">
            <text:p>0.0250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35">
            <text:p>0.0235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69">
            <text:p>0.0269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71">
            <text:p>0.0271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67">
            <text:p>0.0267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66">
            <text:p>0.0266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69">
            <text:p>0.0269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27">
            <text:p>0.0270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8]+10" office:value-type="float" office:value="360">
            <text:p>36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34">
            <text:p>0.0234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96">
            <text:p>0.0196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9">
            <text:p>0.0190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213">
            <text:p>0.021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16">
            <text:p>0.0216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211">
            <text:p>0.021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13">
            <text:p>0.0213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216">
            <text:p>0.0216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9]+10" office:value-type="float" office:value="370">
            <text:p>370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92">
            <text:p>0.0192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77">
            <text:p>0.0177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73">
            <text:p>0.0173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77">
            <text:p>0.0177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0]+10" office:value-type="float" office:value="380">
            <text:p>38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87">
            <text:p>0.0187</text:p>
          </table:table-cell>
          <table:table-cell table:number-columns-repeated="3" table:style-name="ce11" office:value-type="float" office:value="0.0161">
            <text:p>0.0161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71">
            <text:p>0.017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71">
            <text:p>0.0171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1]+10" office:value-type="float" office:value="390">
            <text:p>39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7">
            <text:p>0.017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42">
            <text:p>0.0142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8">
            <text:p>0.0158</text:p>
          </table:table-cell>
          <table:table-cell table:style-name="ce11" table:number-columns-repeated="20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2]+10" office:value-type="float" office:value="400">
            <text:p>40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8">
            <text:p>0.0168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5">
            <text:p>0.014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">
            <text:p>0.014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3">
            <text:p>0.0153</text:p>
          </table:table-cell>
          <table:table-cell table:style-name="ce11" table:number-columns-repeated="20"/>
          <table:table-cell table:number-columns-repeated="981"/>
        </table:table-row>
        <table:table-row table:style-name="ro5">
          <table:table-cell table:number-columns-repeated="2"/>
          <table:table-cell table:style-name="ce6" office:value-type="string">
            <text:p><text:span text:style-name="T1">Gimble angle:</text:span> </text:p>
          </table:table-cell>
          <table:table-cell table:style-name="ce11" table:number-columns-repeated="6"/>
          <table:table-cell table:style-name="ce11" office:value-type="string">
            <text:p>gimball angle</text:p>
          </table:table-cell>
          <table:table-cell table:style-name="ce11"/>
          <table:table-cell table:style-name="ce11" office:value-type="string">
            <text:p>gimball angle </text:p>
          </table:table-cell>
          <table:table-cell table:style-name="ce11"/>
          <table:table-cell table:style-name="ce11" office:value-type="string">
            <text:p>gimball angle</text:p>
          </table:table-cell>
          <table:table-cell table:style-name="ce11"/>
          <table:table-cell table:style-name="ce11" office:value-type="string">
            <text:p>gimball angle</text:p>
          </table:table-cell>
          <table:table-cell table:style-name="ce11"/>
          <table:table-cell table:style-name="ce13" office:value-type="string">
            <text:p>Gimball angle</text:p>
          </table:table-cell>
          <table:table-cell table:style-name="ce11" table:number-columns-repeated="25"/>
          <table:table-cell table:number-columns-repeated="981"/>
        </table:table-row>
        <table:table-row table:style-name="ro5">
          <table:table-cell table:number-columns-repeated="2"/>
          <table:table-cell table:style-name="ce2" office:value-type="string">
            <text:p>Diod position:</text:p>
          </table:table-cell>
          <table:table-cell table:style-name="ce11" table:number-columns-repeated="6"/>
          <table:table-cell table:style-name="ce11" office:value-type="string">
            <text:p>rail of the diod</text:p>
          </table:table-cell>
          <table:table-cell table:style-name="ce11"/>
          <table:table-cell table:style-name="ce13" office:value-type="string">
            <text:p>rail of the diod </text:p>
          </table:table-cell>
          <table:table-cell table:style-name="ce11"/>
          <table:table-cell table:style-name="ce13" office:value-type="string">
            <text:p>rail of the diod</text:p>
          </table:table-cell>
          <table:table-cell table:style-name="ce11"/>
          <table:table-cell table:style-name="ce13" office:value-type="string">
            <text:p>rail of the diod</text:p>
          </table:table-cell>
          <table:table-cell table:style-name="ce11"/>
          <table:table-cell table:style-name="ce11" office:value-type="string">
            <text:p>Rail of the diod</text:p>
          </table:table-cell>
          <table:table-cell table:style-name="ce11" table:number-columns-repeated="25"/>
          <table:table-cell table:number-columns-repeated="98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40"/>
          <table:table-cell table:number-columns-repeated="98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6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3">
          <table:table-cell table:style-name="ce1"/>
          <table:table-cell table:style-name="ce2"/>
          <table:table-cell table:style-name="ce2" office:value-type="string">
            <text:p>VIS Measurements</text:p>
          </table:table-cell>
          <table:table-cell table:style-name="ce12" office:value-type="string">
            <text:p>Beamsplitter Calibration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3"/>
          <table:table-cell table:style-name="ce12"/>
          <table:table-cell table:style-name="ce17"/>
          <table:table-cell table:style-name="ce12" table:number-columns-repeated="9"/>
          <table:table-cell table:style-name="ce2" table:number-columns-repeated="999"/>
        </table:table-row>
        <table:table-row table:style-name="ro6">
          <table:table-cell table:style-name="ce1"/>
          <table:table-cell table:style-name="ce2"/>
          <table:table-cell table:style-name="ce2" office:value-type="string">
            <text:p>Lambda (nm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TRANSMIT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table:number-columns-repeated="6"/>
          <table:table-cell table:style-name="ce2" table:number-columns-repeated="999"/>
        </table:table-row>
        <table:table-row table:style-name="ro3">
          <table:table-cell table:number-columns-repeated="2"/>
          <table:table-cell table:style-name="ce6" office:value-type="float" office:value="370">
            <text:p>37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380">
            <text:p>38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390">
            <text:p>39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00">
            <text:p>40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10">
            <text:p>41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20">
            <text:p>42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30">
            <text:p>43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40">
            <text:p>44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50">
            <text:p>45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60">
            <text:p>46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70">
            <text:p>47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80">
            <text:p>48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490">
            <text:p>49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500">
            <text:p>50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510">
            <text:p>510</text:p>
          </table:table-cell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 office:value-type="float" office:value="520">
            <text:p>52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30">
            <text:p>53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40">
            <text:p>54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50">
            <text:p>55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60">
            <text:p>56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70">
            <text:p>57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80">
            <text:p>58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590">
            <text:p>59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00">
            <text:p>60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10">
            <text:p>61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20">
            <text:p>62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30">
            <text:p>63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40">
            <text:p>64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 office:value-type="float" office:value="650">
            <text:p>650</text:p>
          </table:table-cell>
          <table:table-cell table:number-columns-repeated="8" table:style-name="ce6"/>
          <table:table-cell table:number-columns-repeated="8"/>
          <table:table-cell table:number-columns-repeated="1005"/>
        </table:table-row>
        <table:table-row table:style-name="ro2">
          <table:table-cell table:number-columns-repeated="2"/>
          <table:table-cell table:style-name="ce6" office:value-type="string">
            <text:p>Notes</text:p>
          </table:table-cell>
          <table:table-cell table:number-columns-repeated="2"/>
          <table:table-cell table:style-name="ce13" office:value-type="string">
            <text:p>Gimball angle</text:p>
          </table:table-cell>
          <table:table-cell/>
          <table:table-cell office:value-type="string">
            <text:p>Gimball angle</text:p>
          </table:table-cell>
          <table:table-cell/>
          <table:table-cell table:style-name="ce15" office:value-type="string">
            <text:p>Gimball angle</text:p>
          </table:table-cell>
          <table:table-cell/>
          <table:table-cell table:style-name="ce15" office:value-type="string">
            <text:p>Gimball angle</text:p>
          </table:table-cell>
          <table:table-cell/>
          <table:table-cell table:style-name="ce15" office:value-type="string">
            <text:p>Gimball angle</text:p>
          </table:table-cell>
          <table:table-cell/>
          <table:table-cell table:style-name="ce15" office:value-type="string">
            <text:p>Gimball angle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6" office:value-type="string">
            <text:p>Notes</text:p>
          </table:table-cell>
          <table:table-cell table:number-columns-repeated="2"/>
          <table:table-cell table:style-name="ce13" office:value-type="string">
            <text:p>rail of the diod</text:p>
          </table:table-cell>
          <table:table-cell/>
          <table:table-cell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7.5976in" svg:height="7.2874in" svg:x="18.3343in" svg:y="4.326in">
            <draw:object draw:notify-on-update-of-ranges="Sheet2.Q2:Sheet2.Q22 Sheet2.R2:Sheet2.R22 Sheet2.S2:Sheet2.S22 Sheet2.T2:Sheet2.T22 Sheet2.U2:Sheet2.U22 Sheet2.V2:Sheet2.V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8"/>
        <table:table-column table:style-name="co6" table:default-cell-style-name="ce18"/>
        <table:table-column table:style-name="co7" table:number-columns-repeated="6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9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7" table:number-columns-repeated="1002" table:default-cell-style-name="ce18"/>
        <table:table-row table:style-name="ro1">
          <table:table-cell office:value-type="string">
            <text:p>Reflectance1</text:p>
          </table:table-cell>
          <table:table-cell/>
          <table:table-cell office:value-type="string">
            <text:p>Reflectance2</text:p>
          </table:table-cell>
          <table:table-cell office:value-type="string">
            <text:p>Reflectance 3</text:p>
          </table:table-cell>
          <table:table-cell office:value-type="string">
            <text:p>Reflectance 4</text:p>
          </table:table-cell>
          <table:table-cell office:value-type="string">
            <text:p>Reflectance 5<text:span text:style-name="T2">Reflectance 6</text:span></text:p>
          </table:table-cell>
          <table:table-cell office:value-type="string">
            <text:p><text:s/>Reflectance 6</text:p>
          </table:table-cell>
          <table:table-cell office:value-type="string">
            <text:p>Reflectance 7</text:p>
          </table:table-cell>
          <table:table-cell table:number-columns-repeated="5"/>
          <table:table-cell office:value-type="string">
            <text:p>Control</text:p>
          </table:table-cell>
          <table:table-cell office:value-type="string">
            <text:p>Old sample, noncleaned</text:p>
          </table:table-cell>
          <table:table-cell office:value-type="string">
            <text:p>Old sample, cleaned with kimwipe</text:p>
          </table:table-cell>
          <table:table-cell office:value-type="string">
            <text:p>Blue coated, S1</text:p>
          </table:table-cell>
          <table:table-cell table:style-name="ce22" office:value-type="string">
            <text:p>Blue coated, S2</text:p>
          </table:table-cell>
          <table:table-cell office:value-type="string">
            <text:p>CLEAR PART, S1</text:p>
          </table:table-cell>
          <table:table-cell office:value-type="string">
            <text:p>Clear Part S2</text:p>
          </table:table-cell>
          <table:table-cell table:style-name="ce23" office:value-type="string">
            <text:p>Thick part <text:s/>S1</text:p>
          </table:table-cell>
          <table:table-cell table:style-name="ce24" office:value-type="string">
            <text:p>Thick part <text:s/>S2</text:p>
          </table:table-cell>
          <table:table-cell table:number-columns-repeated="1002"/>
        </table:table-row>
        <table:table-row table:style-name="ro3">
          <table:table-cell table:style-name="ce19" table:formula="of:=[$Sheet1.G34]/[$Sheet1.F34]*[$Sheet1.D34]/[$Sheet1.E34]" office:value-type="float" office:value="0">
            <text:p>#DIV/0!</text:p>
          </table:table-cell>
          <table:table-cell table:style-name="ce19" table:formula="of:=[$Sheet1.C34]" office:value-type="float" office:value="370">
            <text:p>370</text:p>
          </table:table-cell>
          <table:table-cell table:style-name="ce6" table:formula="of:=[$Sheet1.I34]/[$Sheet1.H34]*[$Sheet1.D34]/[$Sheet1.E34]" office:value-type="float" office:value="0">
            <text:p>#DIV/0!</text:p>
          </table:table-cell>
          <table:table-cell table:style-name="ce19" table:formula="of:=[$Sheet1.K34]/[$Sheet1.J34]*[$Sheet1.D34]/[$Sheet1.E34]" office:value-type="float" office:value="0">
            <text:p>#DIV/0!</text:p>
          </table:table-cell>
          <table:table-cell table:style-name="ce20" table:formula="of:=[$Sheet1.M34]/[$Sheet1.L34]*[$Sheet1.D34]/[$Sheet1.E34]" office:value-type="float" office:value="0">
            <text:p>#DIV/0!</text:p>
          </table:table-cell>
          <table:table-cell table:style-name="ce20" table:formula="of:=[$Sheet1.O34]/[$Sheet1.N34]*[$Sheet1.D34]/[$Sheet1.E34]" office:value-type="float" office:value="0">
            <text:p>#DIV/0!</text:p>
          </table:table-cell>
          <table:table-cell table:style-name="ce21" table:formula="of:=[$Sheet1.Q34]/[$Sheet1.P34]*[$Sheet1.D34]/[$Sheet1.E34]" office:value-type="float" office:value="0">
            <text:p>#DIV/0!</text:p>
          </table:table-cell>
          <table:table-cell table:style-name="ce21" table:formula="of:=[$Sheet1.S34]/[$Sheet1.R34]*[$Sheet1.D34]/[$Sheet1.E3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office:value-type="float" office:value="200">
            <text:p>200</text:p>
          </table:table-cell>
          <table:table-cell table:style-name="ce6" table:formula="of:=[$Sheet1.G3]/[$Sheet1.F3]*[$Sheet1.D3]/[$Sheet1.E3]" office:value-type="float" office:value="0.552186046511628">
            <text:p>0.5521860465</text:p>
          </table:table-cell>
          <table:table-cell table:style-name="ce21" table:formula="of:=[$Sheet1.I3]/[$Sheet1.H3]*[$Sheet1.D3]/[$Sheet1.E3]" office:value-type="float" office:value="0.118325581395349">
            <text:p>0.1183255814</text:p>
          </table:table-cell>
          <table:table-cell table:style-name="ce20" table:formula="of:=[$Sheet1.K3]/[$Sheet1.J3]*[$Sheet1.D3]/[$Sheet1.E3]" office:value-type="float" office:value="0.0792523364485981">
            <text:p>0.0792523364</text:p>
          </table:table-cell>
          <table:table-cell table:style-name="ce20" table:formula="of:=[$Sheet1.M3]/[$Sheet1.L3]*[$Sheet1.D3]/[$Sheet1.E3]" office:value-type="float" office:value="0.785185185185185">
            <text:p>0.7851851852</text:p>
          </table:table-cell>
          <table:table-cell table:style-name="ce21" table:formula="of:=[$Sheet1.O3]/[$Sheet1.N3]*[$Sheet1.D3]/[$Sheet1.E3]" office:value-type="float" office:value="0.774429223744292">
            <text:p>0.7744292237</text:p>
          </table:table-cell>
          <table:table-cell table:style-name="ce21" table:formula="of:=[$Sheet1.Q3]/[$Sheet1.P3]*[$Sheet1.D3]/[$Sheet1.E3]" office:value-type="float" office:value="0.749395348837209">
            <text:p>0.7493953488</text:p>
          </table:table-cell>
          <table:table-cell table:style-name="ce21" table:formula="of:=[$Sheet1.S3]/[$Sheet1.R3]*[$Sheet1.D3]/[$Sheet1.E3]" office:value-type="float" office:value="0.742488479262673">
            <text:p>0.7424884793</text:p>
          </table:table-cell>
          <table:table-cell table:style-name="ce20" table:formula="of:=[$Sheet1.U3]/[$Sheet1.T3]*[$Sheet1.D3]/[$Sheet1.E3]" office:value-type="float" office:value="0.745925925925926">
            <text:p>0.7459259259</text:p>
          </table:table-cell>
          <table:table-cell table:style-name="ce20" table:formula="of:=[$Sheet1.W3]/[$Sheet1.V3]*[$Sheet1.D3]/[$Sheet1.E3]" office:value-type="float" office:value="0.735707762557078">
            <text:p>0.7357077626</text:p>
          </table:table-cell>
          <table:table-cell table:number-columns-repeated="1002"/>
        </table:table-row>
        <table:table-row table:style-name="ro3">
          <table:table-cell table:style-name="ce19" table:formula="of:=[$Sheet1.G35]/[$Sheet1.F35]*[$Sheet1.D35]/[$Sheet1.E35]" office:value-type="float" office:value="0">
            <text:p>#DIV/0!</text:p>
          </table:table-cell>
          <table:table-cell table:style-name="ce19" table:formula="of:=[$Sheet1.C35]" office:value-type="float" office:value="380">
            <text:p>380</text:p>
          </table:table-cell>
          <table:table-cell table:style-name="ce6" table:formula="of:=[$Sheet1.I35]/[$Sheet1.H35]*[$Sheet1.D35]/[$Sheet1.E35]" office:value-type="float" office:value="0">
            <text:p>#DIV/0!</text:p>
          </table:table-cell>
          <table:table-cell table:style-name="ce19" table:formula="of:=[$Sheet1.K35]/[$Sheet1.J35]*[$Sheet1.D35]/[$Sheet1.E35]" office:value-type="float" office:value="0">
            <text:p>#DIV/0!</text:p>
          </table:table-cell>
          <table:table-cell table:style-name="ce20" table:formula="of:=[$Sheet1.M35]/[$Sheet1.L35]*[$Sheet1.D35]/[$Sheet1.E35]" office:value-type="float" office:value="0">
            <text:p>#DIV/0!</text:p>
          </table:table-cell>
          <table:table-cell table:style-name="ce20" table:formula="of:=[$Sheet1.O35]/[$Sheet1.N35]*[$Sheet1.D35]/[$Sheet1.E35]" office:value-type="float" office:value="0">
            <text:p>#DIV/0!</text:p>
          </table:table-cell>
          <table:table-cell table:style-name="ce21" table:formula="of:=[$Sheet1.Q35]/[$Sheet1.P35]*[$Sheet1.D35]/[$Sheet1.E35]" office:value-type="float" office:value="0">
            <text:p>#DIV/0!</text:p>
          </table:table-cell>
          <table:table-cell table:style-name="ce21" table:formula="of:=[$Sheet1.S35]/[$Sheet1.R35]*[$Sheet1.D35]/[$Sheet1.E3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]+10" office:value-type="float" office:value="210">
            <text:p>210</text:p>
          </table:table-cell>
          <table:table-cell table:style-name="ce6" table:formula="of:=[$Sheet1.G4]/[$Sheet1.F4]*[$Sheet1.D4]/[$Sheet1.E4]" office:value-type="float" office:value="0.663854872329338">
            <text:p>0.6638548723</text:p>
          </table:table-cell>
          <table:table-cell table:style-name="ce21" table:formula="of:=[$Sheet1.I4]/[$Sheet1.H4]*[$Sheet1.D4]/[$Sheet1.E4]" office:value-type="float" office:value="0.111008844545138">
            <text:p>0.1110088445</text:p>
          </table:table-cell>
          <table:table-cell table:style-name="ce20" table:formula="of:=[$Sheet1.K4]/[$Sheet1.J4]*[$Sheet1.D4]/[$Sheet1.E4]" office:value-type="float" office:value="0.091343433024248">
            <text:p>0.091343433</text:p>
          </table:table-cell>
          <table:table-cell table:style-name="ce20" table:formula="of:=[$Sheet1.M4]/[$Sheet1.L4]*[$Sheet1.D4]/[$Sheet1.E4]" office:value-type="float" office:value="0.811727451408605">
            <text:p>0.8117274514</text:p>
          </table:table-cell>
          <table:table-cell table:style-name="ce21" table:formula="of:=[$Sheet1.O4]/[$Sheet1.N4]*[$Sheet1.D4]/[$Sheet1.E4]" office:value-type="float" office:value="0.809041835357625">
            <text:p>0.8090418354</text:p>
          </table:table-cell>
          <table:table-cell table:style-name="ce21" table:formula="of:=[$Sheet1.Q4]/[$Sheet1.P4]*[$Sheet1.D4]/[$Sheet1.E4]" office:value-type="float" office:value="0.754690647167002">
            <text:p>0.7546906472</text:p>
          </table:table-cell>
          <table:table-cell table:style-name="ce21" table:formula="of:=[$Sheet1.S4]/[$Sheet1.R4]*[$Sheet1.D4]/[$Sheet1.E4]" office:value-type="float" office:value="0.773734523340771">
            <text:p>0.7737345233</text:p>
          </table:table-cell>
          <table:table-cell table:style-name="ce20" table:formula="of:=[$Sheet1.U4]/[$Sheet1.T4]*[$Sheet1.D4]/[$Sheet1.E4]" office:value-type="float" office:value="0.793405740035875">
            <text:p>0.79340574</text:p>
          </table:table-cell>
          <table:table-cell table:style-name="ce20" table:formula="of:=[$Sheet1.W4]/[$Sheet1.V4]*[$Sheet1.D4]/[$Sheet1.E4]" office:value-type="float" office:value="0.792088884035816">
            <text:p>0.792088884</text:p>
          </table:table-cell>
          <table:table-cell table:number-columns-repeated="1002"/>
        </table:table-row>
        <table:table-row table:style-name="ro3">
          <table:table-cell table:style-name="ce19" table:formula="of:=[$Sheet1.G36]/[$Sheet1.F36]*[$Sheet1.D36]/[$Sheet1.E36]" office:value-type="float" office:value="0">
            <text:p>#DIV/0!</text:p>
          </table:table-cell>
          <table:table-cell table:style-name="ce19" table:formula="of:=[$Sheet1.C36]" office:value-type="float" office:value="390">
            <text:p>390</text:p>
          </table:table-cell>
          <table:table-cell table:style-name="ce6" table:formula="of:=[$Sheet1.I36]/[$Sheet1.H36]*[$Sheet1.D36]/[$Sheet1.E36]" office:value-type="float" office:value="0">
            <text:p>#DIV/0!</text:p>
          </table:table-cell>
          <table:table-cell table:style-name="ce19" table:formula="of:=[$Sheet1.K36]/[$Sheet1.J36]*[$Sheet1.D36]/[$Sheet1.E36]" office:value-type="float" office:value="0">
            <text:p>#DIV/0!</text:p>
          </table:table-cell>
          <table:table-cell table:style-name="ce20" table:formula="of:=[$Sheet1.M36]/[$Sheet1.L36]*[$Sheet1.D36]/[$Sheet1.E36]" office:value-type="float" office:value="0">
            <text:p>#DIV/0!</text:p>
          </table:table-cell>
          <table:table-cell table:style-name="ce20" table:formula="of:=[$Sheet1.O36]/[$Sheet1.N36]*[$Sheet1.D36]/[$Sheet1.E36]" office:value-type="float" office:value="0">
            <text:p>#DIV/0!</text:p>
          </table:table-cell>
          <table:table-cell table:style-name="ce21" table:formula="of:=[$Sheet1.Q36]/[$Sheet1.P36]*[$Sheet1.D36]/[$Sheet1.E36]" office:value-type="float" office:value="0">
            <text:p>#DIV/0!</text:p>
          </table:table-cell>
          <table:table-cell table:style-name="ce21" table:formula="of:=[$Sheet1.S36]/[$Sheet1.R36]*[$Sheet1.D36]/[$Sheet1.E3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3]+10" office:value-type="float" office:value="220">
            <text:p>220</text:p>
          </table:table-cell>
          <table:table-cell table:style-name="ce6" table:formula="of:=[$Sheet1.G5]/[$Sheet1.F5]*[$Sheet1.D5]/[$Sheet1.E5]" office:value-type="float" office:value="0.589165905234304">
            <text:p>0.5891659052</text:p>
          </table:table-cell>
          <table:table-cell table:style-name="ce21" table:formula="of:=[$Sheet1.I5]/[$Sheet1.H5]*[$Sheet1.D5]/[$Sheet1.E5]" office:value-type="float" office:value="0.11004308276193">
            <text:p>0.1100430828</text:p>
          </table:table-cell>
          <table:table-cell table:style-name="ce20" table:formula="of:=[$Sheet1.K5]/[$Sheet1.J5]*[$Sheet1.D5]/[$Sheet1.E5]" office:value-type="float" office:value="0.0842699566103821">
            <text:p>0.0842699566</text:p>
          </table:table-cell>
          <table:table-cell table:style-name="ce20" table:formula="of:=[$Sheet1.M5]/[$Sheet1.L5]*[$Sheet1.D5]/[$Sheet1.E5]" office:value-type="float" office:value="0.838185201560862">
            <text:p>0.8381852016</text:p>
          </table:table-cell>
          <table:table-cell table:style-name="ce21" table:formula="of:=[$Sheet1.O5]/[$Sheet1.N5]*[$Sheet1.D5]/[$Sheet1.E5]" office:value-type="float" office:value="0.841440541927085">
            <text:p>0.8414405419</text:p>
          </table:table-cell>
          <table:table-cell table:style-name="ce21" table:formula="of:=[$Sheet1.Q5]/[$Sheet1.P5]*[$Sheet1.D5]/[$Sheet1.E5]" office:value-type="float" office:value="0.798090236596627">
            <text:p>0.7980902366</text:p>
          </table:table-cell>
          <table:table-cell table:style-name="ce21" table:formula="of:=[$Sheet1.S5]/[$Sheet1.R5]*[$Sheet1.D5]/[$Sheet1.E5]" office:value-type="float" office:value="0.808859457641289">
            <text:p>0.8088594576</text:p>
          </table:table-cell>
          <table:table-cell table:style-name="ce20" table:formula="of:=[$Sheet1.U5]/[$Sheet1.T5]*[$Sheet1.D5]/[$Sheet1.E5]" office:value-type="float" office:value="0.821332655825623">
            <text:p>0.8213326558</text:p>
          </table:table-cell>
          <table:table-cell table:style-name="ce20" table:formula="of:=[$Sheet1.W5]/[$Sheet1.V5]*[$Sheet1.D5]/[$Sheet1.E5]" office:value-type="float" office:value="0.834435599215017">
            <text:p>0.8344355992</text:p>
          </table:table-cell>
          <table:table-cell table:number-columns-repeated="1002"/>
        </table:table-row>
        <table:table-row table:style-name="ro3">
          <table:table-cell table:style-name="ce19" table:formula="of:=[$Sheet1.G37]/[$Sheet1.F37]*[$Sheet1.D37]/[$Sheet1.E37]" office:value-type="float" office:value="0">
            <text:p>#DIV/0!</text:p>
          </table:table-cell>
          <table:table-cell table:style-name="ce19" table:formula="of:=[$Sheet1.C37]" office:value-type="float" office:value="400">
            <text:p>400</text:p>
          </table:table-cell>
          <table:table-cell table:style-name="ce6" table:formula="of:=[$Sheet1.I37]/[$Sheet1.H37]*[$Sheet1.D37]/[$Sheet1.E37]" office:value-type="float" office:value="0">
            <text:p>#DIV/0!</text:p>
          </table:table-cell>
          <table:table-cell table:style-name="ce19" table:formula="of:=[$Sheet1.K37]/[$Sheet1.J37]*[$Sheet1.D37]/[$Sheet1.E37]" office:value-type="float" office:value="0">
            <text:p>#DIV/0!</text:p>
          </table:table-cell>
          <table:table-cell table:style-name="ce20" table:formula="of:=[$Sheet1.M37]/[$Sheet1.L37]*[$Sheet1.D37]/[$Sheet1.E37]" office:value-type="float" office:value="0">
            <text:p>#DIV/0!</text:p>
          </table:table-cell>
          <table:table-cell table:style-name="ce20" table:formula="of:=[$Sheet1.O37]/[$Sheet1.N37]*[$Sheet1.D37]/[$Sheet1.E37]" office:value-type="float" office:value="0">
            <text:p>#DIV/0!</text:p>
          </table:table-cell>
          <table:table-cell table:style-name="ce21" table:formula="of:=[$Sheet1.Q37]/[$Sheet1.P37]*[$Sheet1.D37]/[$Sheet1.E37]" office:value-type="float" office:value="0">
            <text:p>#DIV/0!</text:p>
          </table:table-cell>
          <table:table-cell table:style-name="ce21" table:formula="of:=[$Sheet1.S37]/[$Sheet1.R37]*[$Sheet1.D37]/[$Sheet1.E3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4]+10" office:value-type="float" office:value="230">
            <text:p>230</text:p>
          </table:table-cell>
          <table:table-cell table:style-name="ce6" table:formula="of:=[$Sheet1.G6]/[$Sheet1.F6]*[$Sheet1.D6]/[$Sheet1.E6]" office:value-type="float" office:value="0.591334306095979">
            <text:p>0.5913343061</text:p>
          </table:table-cell>
          <table:table-cell table:style-name="ce21" table:formula="of:=[$Sheet1.I6]/[$Sheet1.H6]*[$Sheet1.D6]/[$Sheet1.E6]" office:value-type="float" office:value="0.110364977755464">
            <text:p>0.1103649778</text:p>
          </table:table-cell>
          <table:table-cell table:style-name="ce20" table:formula="of:=[$Sheet1.K6]/[$Sheet1.J6]*[$Sheet1.D6]/[$Sheet1.E6]" office:value-type="float" office:value="0.0881510183481758">
            <text:p>0.0881510183</text:p>
          </table:table-cell>
          <table:table-cell table:style-name="ce20" table:formula="of:=[$Sheet1.M6]/[$Sheet1.L6]*[$Sheet1.D6]/[$Sheet1.E6]" office:value-type="float" office:value="0.859567393088863">
            <text:p>0.8595673931</text:p>
          </table:table-cell>
          <table:table-cell table:style-name="ce21" table:formula="of:=[$Sheet1.O6]/[$Sheet1.N6]*[$Sheet1.D6]/[$Sheet1.E6]" office:value-type="float" office:value="0.870334342124225">
            <text:p>0.8703343421</text:p>
          </table:table-cell>
          <table:table-cell table:style-name="ce21" table:formula="of:=[$Sheet1.Q6]/[$Sheet1.P6]*[$Sheet1.D6]/[$Sheet1.E6]" office:value-type="float" office:value="0.830193248526594">
            <text:p>0.8301932485</text:p>
          </table:table-cell>
          <table:table-cell table:style-name="ce21" table:formula="of:=[$Sheet1.S6]/[$Sheet1.R6]*[$Sheet1.D6]/[$Sheet1.E6]" office:value-type="float" office:value="0.830665993334947">
            <text:p>0.8306659933</text:p>
          </table:table-cell>
          <table:table-cell table:style-name="ce20" table:formula="of:=[$Sheet1.U6]/[$Sheet1.T6]*[$Sheet1.D6]/[$Sheet1.E6]" office:value-type="float" office:value="0.845205071397985">
            <text:p>0.8452050714</text:p>
          </table:table-cell>
          <table:table-cell table:style-name="ce20" table:formula="of:=[$Sheet1.W6]/[$Sheet1.V6]*[$Sheet1.D6]/[$Sheet1.E6]" office:value-type="float" office:value="0.860773783172954">
            <text:p>0.8607737832</text:p>
          </table:table-cell>
          <table:table-cell table:number-columns-repeated="1002"/>
        </table:table-row>
        <table:table-row table:style-name="ro3">
          <table:table-cell table:style-name="ce19" table:formula="of:=[$Sheet1.G38]/[$Sheet1.F38]*[$Sheet1.D38]/[$Sheet1.E38]" office:value-type="float" office:value="0">
            <text:p>#DIV/0!</text:p>
          </table:table-cell>
          <table:table-cell table:style-name="ce19" table:formula="of:=[$Sheet1.C38]" office:value-type="float" office:value="410">
            <text:p>410</text:p>
          </table:table-cell>
          <table:table-cell table:style-name="ce6" table:formula="of:=[$Sheet1.I38]/[$Sheet1.H38]*[$Sheet1.D38]/[$Sheet1.E38]" office:value-type="float" office:value="0">
            <text:p>#DIV/0!</text:p>
          </table:table-cell>
          <table:table-cell table:style-name="ce19" table:formula="of:=[$Sheet1.K38]/[$Sheet1.J38]*[$Sheet1.D38]/[$Sheet1.E38]" office:value-type="float" office:value="0">
            <text:p>#DIV/0!</text:p>
          </table:table-cell>
          <table:table-cell table:style-name="ce20" table:formula="of:=[$Sheet1.M38]/[$Sheet1.L38]*[$Sheet1.D38]/[$Sheet1.E38]" office:value-type="float" office:value="0">
            <text:p>#DIV/0!</text:p>
          </table:table-cell>
          <table:table-cell table:style-name="ce20" table:formula="of:=[$Sheet1.O38]/[$Sheet1.N38]*[$Sheet1.D38]/[$Sheet1.E38]" office:value-type="float" office:value="0">
            <text:p>#DIV/0!</text:p>
          </table:table-cell>
          <table:table-cell table:style-name="ce21" table:formula="of:=[$Sheet1.Q38]/[$Sheet1.P38]*[$Sheet1.D38]/[$Sheet1.E38]" office:value-type="float" office:value="0">
            <text:p>#DIV/0!</text:p>
          </table:table-cell>
          <table:table-cell table:style-name="ce21" table:formula="of:=[$Sheet1.S38]/[$Sheet1.R38]*[$Sheet1.D38]/[$Sheet1.E3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5]+10" office:value-type="float" office:value="240">
            <text:p>240</text:p>
          </table:table-cell>
          <table:table-cell table:style-name="ce6" table:formula="of:=[$Sheet1.G7]/[$Sheet1.F7]*[$Sheet1.D7]/[$Sheet1.E7]" office:value-type="float" office:value="0.793342424260954">
            <text:p>0.7933424243</text:p>
          </table:table-cell>
          <table:table-cell table:style-name="ce21" table:formula="of:=[$Sheet1.I7]/[$Sheet1.H7]*[$Sheet1.D7]/[$Sheet1.E7]" office:value-type="float" office:value="0.0999812887191315">
            <text:p>0.0999812887</text:p>
          </table:table-cell>
          <table:table-cell table:style-name="ce20" table:formula="of:=[$Sheet1.K7]/[$Sheet1.J7]*[$Sheet1.D7]/[$Sheet1.E7]" office:value-type="float" office:value="0.0791895656630156">
            <text:p>0.0791895657</text:p>
          </table:table-cell>
          <table:table-cell table:style-name="ce20" table:formula="of:=[$Sheet1.M7]/[$Sheet1.L7]*[$Sheet1.D7]/[$Sheet1.E7]" office:value-type="float" office:value="0.884465472017258">
            <text:p>0.884465472</text:p>
          </table:table-cell>
          <table:table-cell table:style-name="ce21" table:formula="of:=[$Sheet1.O7]/[$Sheet1.N7]*[$Sheet1.D7]/[$Sheet1.E7]" office:value-type="float" office:value="0.895521290417473">
            <text:p>0.8955212904</text:p>
          </table:table-cell>
          <table:table-cell table:style-name="ce21" table:formula="of:=[$Sheet1.Q7]/[$Sheet1.P7]*[$Sheet1.D7]/[$Sheet1.E7]" office:value-type="float" office:value="0.855456440302691">
            <text:p>0.8554564403</text:p>
          </table:table-cell>
          <table:table-cell table:style-name="ce21" table:formula="of:=[$Sheet1.S7]/[$Sheet1.R7]*[$Sheet1.D7]/[$Sheet1.E7]" office:value-type="float" office:value="0.856378268363362">
            <text:p>0.8563782684</text:p>
          </table:table-cell>
          <table:table-cell table:style-name="ce20" table:formula="of:=[$Sheet1.U7]/[$Sheet1.T7]*[$Sheet1.D7]/[$Sheet1.E7]" office:value-type="float" office:value="0.869283861212756">
            <text:p>0.8692838612</text:p>
          </table:table-cell>
          <table:table-cell table:style-name="ce20" table:formula="of:=[$Sheet1.W7]/[$Sheet1.V7]*[$Sheet1.D7]/[$Sheet1.E7]" office:value-type="float" office:value="0.886918232616307">
            <text:p>0.8869182326</text:p>
          </table:table-cell>
          <table:table-cell table:number-columns-repeated="1002"/>
        </table:table-row>
        <table:table-row table:style-name="ro3">
          <table:table-cell table:style-name="ce19" table:formula="of:=[$Sheet1.G39]/[$Sheet1.F39]*[$Sheet1.D39]/[$Sheet1.E39]" office:value-type="float" office:value="0">
            <text:p>#DIV/0!</text:p>
          </table:table-cell>
          <table:table-cell table:style-name="ce19" table:formula="of:=[$Sheet1.C39]" office:value-type="float" office:value="420">
            <text:p>420</text:p>
          </table:table-cell>
          <table:table-cell table:style-name="ce6" table:formula="of:=[$Sheet1.I39]/[$Sheet1.H39]*[$Sheet1.D39]/[$Sheet1.E39]" office:value-type="float" office:value="0">
            <text:p>#DIV/0!</text:p>
          </table:table-cell>
          <table:table-cell table:style-name="ce19" table:formula="of:=[$Sheet1.K39]/[$Sheet1.J39]*[$Sheet1.D39]/[$Sheet1.E39]" office:value-type="float" office:value="0">
            <text:p>#DIV/0!</text:p>
          </table:table-cell>
          <table:table-cell table:style-name="ce20" table:formula="of:=[$Sheet1.M39]/[$Sheet1.L39]*[$Sheet1.D39]/[$Sheet1.E39]" office:value-type="float" office:value="0">
            <text:p>#DIV/0!</text:p>
          </table:table-cell>
          <table:table-cell table:style-name="ce20" table:formula="of:=[$Sheet1.O39]/[$Sheet1.N39]*[$Sheet1.D39]/[$Sheet1.E39]" office:value-type="float" office:value="0">
            <text:p>#DIV/0!</text:p>
          </table:table-cell>
          <table:table-cell table:style-name="ce21" table:formula="of:=[$Sheet1.Q39]/[$Sheet1.P39]*[$Sheet1.D39]/[$Sheet1.E39]" office:value-type="float" office:value="0">
            <text:p>#DIV/0!</text:p>
          </table:table-cell>
          <table:table-cell table:style-name="ce21" table:formula="of:=[$Sheet1.S39]/[$Sheet1.R39]*[$Sheet1.D39]/[$Sheet1.E3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6]+10" office:value-type="float" office:value="250">
            <text:p>250</text:p>
          </table:table-cell>
          <table:table-cell table:style-name="ce6" table:formula="of:=[$Sheet1.G8]/[$Sheet1.F8]*[$Sheet1.D8]/[$Sheet1.E8]" office:value-type="float" office:value="0.889583651642475">
            <text:p>0.8895836516</text:p>
          </table:table-cell>
          <table:table-cell table:style-name="ce21" table:formula="of:=[$Sheet1.I8]/[$Sheet1.H8]*[$Sheet1.D8]/[$Sheet1.E8]" office:value-type="float" office:value="0.0845660204897742">
            <text:p>0.0845660205</text:p>
          </table:table-cell>
          <table:table-cell table:style-name="ce20" table:formula="of:=[$Sheet1.K8]/[$Sheet1.J8]*[$Sheet1.D8]/[$Sheet1.E8]" office:value-type="float" office:value="0.0674661291557166">
            <text:p>0.0674661292</text:p>
          </table:table-cell>
          <table:table-cell table:style-name="ce20" table:formula="of:=[$Sheet1.M8]/[$Sheet1.L8]*[$Sheet1.D8]/[$Sheet1.E8]" office:value-type="float" office:value="0.889808572193263">
            <text:p>0.8898085722</text:p>
          </table:table-cell>
          <table:table-cell table:style-name="ce21" table:formula="of:=[$Sheet1.O8]/[$Sheet1.N8]*[$Sheet1.D8]/[$Sheet1.E8]" office:value-type="float" office:value="0.901237585943468">
            <text:p>0.9012375859</text:p>
          </table:table-cell>
          <table:table-cell table:style-name="ce21" table:formula="of:=[$Sheet1.Q8]/[$Sheet1.P8]*[$Sheet1.D8]/[$Sheet1.E8]" office:value-type="float" office:value="0.869923838440538">
            <text:p>0.8699238384</text:p>
          </table:table-cell>
          <table:table-cell table:style-name="ce21" table:formula="of:=[$Sheet1.S8]/[$Sheet1.R8]*[$Sheet1.D8]/[$Sheet1.E8]" office:value-type="float" office:value="0.860448815889992">
            <text:p>0.8604488159</text:p>
          </table:table-cell>
          <table:table-cell table:style-name="ce20" table:formula="of:=[$Sheet1.U8]/[$Sheet1.T8]*[$Sheet1.D8]/[$Sheet1.E8]" office:value-type="float" office:value="0.875339954163484">
            <text:p>0.8753399542</text:p>
          </table:table-cell>
          <table:table-cell table:style-name="ce20" table:formula="of:=[$Sheet1.W8]/[$Sheet1.V8]*[$Sheet1.D8]/[$Sheet1.E8]" office:value-type="float" office:value="0.887398538961039">
            <text:p>0.887398539</text:p>
          </table:table-cell>
          <table:table-cell table:number-columns-repeated="1002"/>
        </table:table-row>
        <table:table-row table:style-name="ro3">
          <table:table-cell table:style-name="ce19" table:formula="of:=[$Sheet1.G40]/[$Sheet1.F40]*[$Sheet1.D40]/[$Sheet1.E40]" office:value-type="float" office:value="0">
            <text:p>#DIV/0!</text:p>
          </table:table-cell>
          <table:table-cell table:style-name="ce19" table:formula="of:=[$Sheet1.C40]" office:value-type="float" office:value="430">
            <text:p>430</text:p>
          </table:table-cell>
          <table:table-cell table:style-name="ce6" table:formula="of:=[$Sheet1.I40]/[$Sheet1.H40]*[$Sheet1.D40]/[$Sheet1.E40]" office:value-type="float" office:value="0">
            <text:p>#DIV/0!</text:p>
          </table:table-cell>
          <table:table-cell table:style-name="ce19" table:formula="of:=[$Sheet1.K40]/[$Sheet1.J40]*[$Sheet1.D40]/[$Sheet1.E40]" office:value-type="float" office:value="0">
            <text:p>#DIV/0!</text:p>
          </table:table-cell>
          <table:table-cell table:style-name="ce20" table:formula="of:=[$Sheet1.M40]/[$Sheet1.L40]*[$Sheet1.D40]/[$Sheet1.E40]" office:value-type="float" office:value="0">
            <text:p>#DIV/0!</text:p>
          </table:table-cell>
          <table:table-cell table:style-name="ce20" table:formula="of:=[$Sheet1.O40]/[$Sheet1.N40]*[$Sheet1.D40]/[$Sheet1.E40]" office:value-type="float" office:value="0">
            <text:p>#DIV/0!</text:p>
          </table:table-cell>
          <table:table-cell table:style-name="ce21" table:formula="of:=[$Sheet1.Q40]/[$Sheet1.P40]*[$Sheet1.D40]/[$Sheet1.E40]" office:value-type="float" office:value="0">
            <text:p>#DIV/0!</text:p>
          </table:table-cell>
          <table:table-cell table:style-name="ce21" table:formula="of:=[$Sheet1.S40]/[$Sheet1.R40]*[$Sheet1.D40]/[$Sheet1.E4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7]+10" office:value-type="float" office:value="260">
            <text:p>260</text:p>
          </table:table-cell>
          <table:table-cell table:style-name="ce6" table:formula="of:=[$Sheet1.G9]/[$Sheet1.F9]*[$Sheet1.D9]/[$Sheet1.E9]" office:value-type="float" office:value="0.928044330314907">
            <text:p>0.9280443303</text:p>
          </table:table-cell>
          <table:table-cell table:style-name="ce21" table:formula="of:=[$Sheet1.I9]/[$Sheet1.H9]*[$Sheet1.D9]/[$Sheet1.E9]" office:value-type="float" office:value="0.076220714446496">
            <text:p>0.0762207144</text:p>
          </table:table-cell>
          <table:table-cell table:style-name="ce20" table:formula="of:=[$Sheet1.K9]/[$Sheet1.J9]*[$Sheet1.D9]/[$Sheet1.E9]" office:value-type="float" office:value="0.0604400177325142">
            <text:p>0.0604400177</text:p>
          </table:table-cell>
          <table:table-cell table:style-name="ce20" table:formula="of:=[$Sheet1.M9]/[$Sheet1.L9]*[$Sheet1.D9]/[$Sheet1.E9]" office:value-type="float" office:value="0.898376754390427">
            <text:p>0.8983767544</text:p>
          </table:table-cell>
          <table:table-cell table:style-name="ce21" table:formula="of:=[$Sheet1.O9]/[$Sheet1.N9]*[$Sheet1.D9]/[$Sheet1.E9]" office:value-type="float" office:value="0.908746265721271">
            <text:p>0.9087462657</text:p>
          </table:table-cell>
          <table:table-cell table:style-name="ce21" table:formula="of:=[$Sheet1.Q9]/[$Sheet1.P9]*[$Sheet1.D9]/[$Sheet1.E9]" office:value-type="float" office:value="0.878424850770647">
            <text:p>0.8784248508</text:p>
          </table:table-cell>
          <table:table-cell table:style-name="ce21" table:formula="of:=[$Sheet1.S9]/[$Sheet1.R9]*[$Sheet1.D9]/[$Sheet1.E9]" office:value-type="float" office:value="0.871981634639186">
            <text:p>0.8719816346</text:p>
          </table:table-cell>
          <table:table-cell table:style-name="ce20" table:formula="of:=[$Sheet1.U9]/[$Sheet1.T9]*[$Sheet1.D9]/[$Sheet1.E9]" office:value-type="float" office:value="0.887860133807926">
            <text:p>0.8878601338</text:p>
          </table:table-cell>
          <table:table-cell table:style-name="ce20" table:formula="of:=[$Sheet1.W9]/[$Sheet1.V9]*[$Sheet1.D9]/[$Sheet1.E9]" office:value-type="float" office:value="0.902688702620871">
            <text:p>0.9026887026</text:p>
          </table:table-cell>
          <table:table-cell table:number-columns-repeated="1002"/>
        </table:table-row>
        <table:table-row table:style-name="ro3">
          <table:table-cell table:style-name="ce19" table:formula="of:=[$Sheet1.G41]/[$Sheet1.F41]*[$Sheet1.D41]/[$Sheet1.E41]" office:value-type="float" office:value="0">
            <text:p>#DIV/0!</text:p>
          </table:table-cell>
          <table:table-cell table:style-name="ce19" table:formula="of:=[$Sheet1.C41]" office:value-type="float" office:value="440">
            <text:p>440</text:p>
          </table:table-cell>
          <table:table-cell table:style-name="ce6" table:formula="of:=[$Sheet1.I41]/[$Sheet1.H41]*[$Sheet1.D41]/[$Sheet1.E41]" office:value-type="float" office:value="0">
            <text:p>#DIV/0!</text:p>
          </table:table-cell>
          <table:table-cell table:style-name="ce19" table:formula="of:=[$Sheet1.K41]/[$Sheet1.J41]*[$Sheet1.D41]/[$Sheet1.E41]" office:value-type="float" office:value="0">
            <text:p>#DIV/0!</text:p>
          </table:table-cell>
          <table:table-cell table:style-name="ce20" table:formula="of:=[$Sheet1.M41]/[$Sheet1.L41]*[$Sheet1.D41]/[$Sheet1.E41]" office:value-type="float" office:value="0">
            <text:p>#DIV/0!</text:p>
          </table:table-cell>
          <table:table-cell table:style-name="ce20" table:formula="of:=[$Sheet1.O41]/[$Sheet1.N41]*[$Sheet1.D41]/[$Sheet1.E41]" office:value-type="float" office:value="0">
            <text:p>#DIV/0!</text:p>
          </table:table-cell>
          <table:table-cell table:style-name="ce21" table:formula="of:=[$Sheet1.Q41]/[$Sheet1.P41]*[$Sheet1.D41]/[$Sheet1.E41]" office:value-type="float" office:value="0">
            <text:p>#DIV/0!</text:p>
          </table:table-cell>
          <table:table-cell table:style-name="ce21" table:formula="of:=[$Sheet1.S41]/[$Sheet1.R41]*[$Sheet1.D41]/[$Sheet1.E4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8]+10" office:value-type="float" office:value="270">
            <text:p>270</text:p>
          </table:table-cell>
          <table:table-cell table:style-name="ce6" table:formula="of:=[$Sheet1.G10]/[$Sheet1.F10]*[$Sheet1.D10]/[$Sheet1.E10]" office:value-type="float" office:value="0.940955760033271">
            <text:p>0.94095576</text:p>
          </table:table-cell>
          <table:table-cell table:style-name="ce21" table:formula="of:=[$Sheet1.I10]/[$Sheet1.H10]*[$Sheet1.D10]/[$Sheet1.E10]" office:value-type="float" office:value="0.0711946350592639">
            <text:p>0.0711946351</text:p>
          </table:table-cell>
          <table:table-cell table:style-name="ce20" table:formula="of:=[$Sheet1.K10]/[$Sheet1.J10]*[$Sheet1.D10]/[$Sheet1.E10]" office:value-type="float" office:value="0.0582058287795993">
            <text:p>0.0582058288</text:p>
          </table:table-cell>
          <table:table-cell table:style-name="ce20" table:formula="of:=[$Sheet1.M10]/[$Sheet1.L10]*[$Sheet1.D10]/[$Sheet1.E10]" office:value-type="float" office:value="0.902380952380952">
            <text:p>0.9023809524</text:p>
          </table:table-cell>
          <table:table-cell table:style-name="ce21" table:formula="of:=[$Sheet1.O10]/[$Sheet1.N10]*[$Sheet1.D10]/[$Sheet1.E10]" office:value-type="float" office:value="0.905358442503639">
            <text:p>0.9053584425</text:p>
          </table:table-cell>
          <table:table-cell table:style-name="ce21" table:formula="of:=[$Sheet1.Q10]/[$Sheet1.P10]*[$Sheet1.D10]/[$Sheet1.E10]" office:value-type="float" office:value="0.877838927920895">
            <text:p>0.8778389279</text:p>
          </table:table-cell>
          <table:table-cell table:style-name="ce21" table:formula="of:=[$Sheet1.S10]/[$Sheet1.R10]*[$Sheet1.D10]/[$Sheet1.E10]" office:value-type="float" office:value="0.875924339201329">
            <text:p>0.8759243392</text:p>
          </table:table-cell>
          <table:table-cell table:style-name="ce20" table:formula="of:=[$Sheet1.U10]/[$Sheet1.T10]*[$Sheet1.D10]/[$Sheet1.E10]" office:value-type="float" office:value="0.893069448786079">
            <text:p>0.8930694488</text:p>
          </table:table-cell>
          <table:table-cell table:style-name="ce20" table:formula="of:=[$Sheet1.W10]/[$Sheet1.V10]*[$Sheet1.D10]/[$Sheet1.E10]" office:value-type="float" office:value="0.900408534998699">
            <text:p>0.900408535</text:p>
          </table:table-cell>
          <table:table-cell table:number-columns-repeated="1002"/>
        </table:table-row>
        <table:table-row table:style-name="ro3">
          <table:table-cell table:style-name="ce19" table:formula="of:=[$Sheet1.G42]/[$Sheet1.F42]*[$Sheet1.D42]/[$Sheet1.E42]" office:value-type="float" office:value="0">
            <text:p>#DIV/0!</text:p>
          </table:table-cell>
          <table:table-cell table:style-name="ce19" table:formula="of:=[$Sheet1.C42]" office:value-type="float" office:value="450">
            <text:p>450</text:p>
          </table:table-cell>
          <table:table-cell table:style-name="ce6" table:formula="of:=[$Sheet1.I42]/[$Sheet1.H42]*[$Sheet1.D42]/[$Sheet1.E42]" office:value-type="float" office:value="0">
            <text:p>#DIV/0!</text:p>
          </table:table-cell>
          <table:table-cell table:style-name="ce19" table:formula="of:=[$Sheet1.K42]/[$Sheet1.J42]*[$Sheet1.D42]/[$Sheet1.E42]" office:value-type="float" office:value="0">
            <text:p>#DIV/0!</text:p>
          </table:table-cell>
          <table:table-cell table:style-name="ce20" table:formula="of:=[$Sheet1.M42]/[$Sheet1.L42]*[$Sheet1.D42]/[$Sheet1.E42]" office:value-type="float" office:value="0">
            <text:p>#DIV/0!</text:p>
          </table:table-cell>
          <table:table-cell table:style-name="ce20" table:formula="of:=[$Sheet1.O42]/[$Sheet1.N42]*[$Sheet1.D42]/[$Sheet1.E42]" office:value-type="float" office:value="0">
            <text:p>#DIV/0!</text:p>
          </table:table-cell>
          <table:table-cell table:style-name="ce21" table:formula="of:=[$Sheet1.Q42]/[$Sheet1.P42]*[$Sheet1.D42]/[$Sheet1.E42]" office:value-type="float" office:value="0">
            <text:p>#DIV/0!</text:p>
          </table:table-cell>
          <table:table-cell table:style-name="ce21" table:formula="of:=[$Sheet1.S42]/[$Sheet1.R42]*[$Sheet1.D42]/[$Sheet1.E4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9]+10" office:value-type="float" office:value="280">
            <text:p>280</text:p>
          </table:table-cell>
          <table:table-cell table:style-name="ce6" table:formula="of:=[$Sheet1.G11]/[$Sheet1.F11]*[$Sheet1.D11]/[$Sheet1.E11]" office:value-type="float" office:value="0.939377550429774">
            <text:p>0.9393775504</text:p>
          </table:table-cell>
          <table:table-cell table:style-name="ce21" table:formula="of:=[$Sheet1.I11]/[$Sheet1.H11]*[$Sheet1.D11]/[$Sheet1.E11]" office:value-type="float" office:value="0.0674344485283478">
            <text:p>0.0674344485</text:p>
          </table:table-cell>
          <table:table-cell table:style-name="ce20" table:formula="of:=[$Sheet1.K11]/[$Sheet1.J11]*[$Sheet1.D11]/[$Sheet1.E11]" office:value-type="float" office:value="0.0534428369411509">
            <text:p>0.0534428369</text:p>
          </table:table-cell>
          <table:table-cell table:style-name="ce20" table:formula="of:=[$Sheet1.M11]/[$Sheet1.L11]*[$Sheet1.D11]/[$Sheet1.E11]" office:value-type="float" office:value="0.895466746736897">
            <text:p>0.8954667467</text:p>
          </table:table-cell>
          <table:table-cell table:style-name="ce21" table:formula="of:=[$Sheet1.O11]/[$Sheet1.N11]*[$Sheet1.D11]/[$Sheet1.E11]" office:value-type="float" office:value="0.901204967639357">
            <text:p>0.9012049676</text:p>
          </table:table-cell>
          <table:table-cell table:style-name="ce21" table:formula="of:=[$Sheet1.Q11]/[$Sheet1.P11]*[$Sheet1.D11]/[$Sheet1.E11]" office:value-type="float" office:value="0.87507958787949">
            <text:p>0.8750795879</text:p>
          </table:table-cell>
          <table:table-cell table:style-name="ce21" table:formula="of:=[$Sheet1.S11]/[$Sheet1.R11]*[$Sheet1.D11]/[$Sheet1.E11]" office:value-type="float" office:value="0.877091265093005">
            <text:p>0.8770912651</text:p>
          </table:table-cell>
          <table:table-cell table:style-name="ce20" table:formula="of:=[$Sheet1.U11]/[$Sheet1.T11]*[$Sheet1.D11]/[$Sheet1.E11]" office:value-type="float" office:value="0.890762017769803">
            <text:p>0.8907620178</text:p>
          </table:table-cell>
          <table:table-cell table:style-name="ce20" table:formula="of:=[$Sheet1.W11]/[$Sheet1.V11]*[$Sheet1.D11]/[$Sheet1.E11]" office:value-type="float" office:value="0.900668987272925">
            <text:p>0.9006689873</text:p>
          </table:table-cell>
          <table:table-cell table:number-columns-repeated="1002"/>
        </table:table-row>
        <table:table-row table:style-name="ro3">
          <table:table-cell table:style-name="ce19" table:formula="of:=[$Sheet1.G43]/[$Sheet1.F43]*[$Sheet1.D43]/[$Sheet1.E43]" office:value-type="float" office:value="0">
            <text:p>#DIV/0!</text:p>
          </table:table-cell>
          <table:table-cell table:style-name="ce19" table:formula="of:=[$Sheet1.C43]" office:value-type="float" office:value="460">
            <text:p>460</text:p>
          </table:table-cell>
          <table:table-cell table:style-name="ce6" table:formula="of:=[$Sheet1.I43]/[$Sheet1.H43]*[$Sheet1.D43]/[$Sheet1.E43]" office:value-type="float" office:value="0">
            <text:p>#DIV/0!</text:p>
          </table:table-cell>
          <table:table-cell table:style-name="ce19" table:formula="of:=[$Sheet1.K43]/[$Sheet1.J43]*[$Sheet1.D43]/[$Sheet1.E43]" office:value-type="float" office:value="0">
            <text:p>#DIV/0!</text:p>
          </table:table-cell>
          <table:table-cell table:style-name="ce20" table:formula="of:=[$Sheet1.M43]/[$Sheet1.L43]*[$Sheet1.D43]/[$Sheet1.E43]" office:value-type="float" office:value="0">
            <text:p>#DIV/0!</text:p>
          </table:table-cell>
          <table:table-cell table:style-name="ce20" table:formula="of:=[$Sheet1.O43]/[$Sheet1.N43]*[$Sheet1.D43]/[$Sheet1.E43]" office:value-type="float" office:value="0">
            <text:p>#DIV/0!</text:p>
          </table:table-cell>
          <table:table-cell table:style-name="ce21" table:formula="of:=[$Sheet1.Q43]/[$Sheet1.P43]*[$Sheet1.D43]/[$Sheet1.E43]" office:value-type="float" office:value="0">
            <text:p>#DIV/0!</text:p>
          </table:table-cell>
          <table:table-cell table:style-name="ce21" table:formula="of:=[$Sheet1.S43]/[$Sheet1.R43]*[$Sheet1.D43]/[$Sheet1.E4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0]+10" office:value-type="float" office:value="290">
            <text:p>290</text:p>
          </table:table-cell>
          <table:table-cell table:style-name="ce6" table:formula="of:=[$Sheet1.G12]/[$Sheet1.F12]*[$Sheet1.D12]/[$Sheet1.E12]" office:value-type="float" office:value="0.93664663502193">
            <text:p>0.936646635</text:p>
          </table:table-cell>
          <table:table-cell table:style-name="ce21" table:formula="of:=[$Sheet1.I12]/[$Sheet1.H12]*[$Sheet1.D12]/[$Sheet1.E12]" office:value-type="float" office:value="0.232421081154315">
            <text:p>0.2324210812</text:p>
          </table:table-cell>
          <table:table-cell table:style-name="ce20" table:formula="of:=[$Sheet1.K12]/[$Sheet1.J12]*[$Sheet1.D12]/[$Sheet1.E12]" office:value-type="float" office:value="0.204678296457926">
            <text:p>0.2046782965</text:p>
          </table:table-cell>
          <table:table-cell table:style-name="ce20" table:formula="of:=[$Sheet1.M12]/[$Sheet1.L12]*[$Sheet1.D12]/[$Sheet1.E12]" office:value-type="float" office:value="0.898785698984136">
            <text:p>0.898785699</text:p>
          </table:table-cell>
          <table:table-cell table:style-name="ce21" table:formula="of:=[$Sheet1.O12]/[$Sheet1.N12]*[$Sheet1.D12]/[$Sheet1.E12]" office:value-type="float" office:value="0.906607054148038">
            <text:p>0.9066070541</text:p>
          </table:table-cell>
          <table:table-cell table:style-name="ce21" table:formula="of:=[$Sheet1.Q12]/[$Sheet1.P12]*[$Sheet1.D12]/[$Sheet1.E12]" office:value-type="float" office:value="0.880678294792148">
            <text:p>0.8806782948</text:p>
          </table:table-cell>
          <table:table-cell table:style-name="ce21" table:formula="of:=[$Sheet1.S12]/[$Sheet1.R12]*[$Sheet1.D12]/[$Sheet1.E12]" office:value-type="float" office:value="0.884738442753615">
            <text:p>0.8847384428</text:p>
          </table:table-cell>
          <table:table-cell table:style-name="ce20" table:formula="of:=[$Sheet1.U12]/[$Sheet1.T12]*[$Sheet1.D12]/[$Sheet1.E12]" office:value-type="float" office:value="0.897139571330319">
            <text:p>0.8971395713</text:p>
          </table:table-cell>
          <table:table-cell table:style-name="ce20" table:formula="of:=[$Sheet1.W12]/[$Sheet1.V12]*[$Sheet1.D12]/[$Sheet1.E12]" office:value-type="float" office:value="0.900848965253226">
            <text:p>0.9008489653</text:p>
          </table:table-cell>
          <table:table-cell table:number-columns-repeated="1002"/>
        </table:table-row>
        <table:table-row table:style-name="ro3">
          <table:table-cell table:style-name="ce19" table:formula="of:=[$Sheet1.G44]/[$Sheet1.F44]*[$Sheet1.D44]/[$Sheet1.E44]" office:value-type="float" office:value="0">
            <text:p>#DIV/0!</text:p>
          </table:table-cell>
          <table:table-cell table:style-name="ce19" table:formula="of:=[$Sheet1.C44]" office:value-type="float" office:value="470">
            <text:p>470</text:p>
          </table:table-cell>
          <table:table-cell table:style-name="ce6" table:formula="of:=[$Sheet1.I44]/[$Sheet1.H44]*[$Sheet1.D44]/[$Sheet1.E44]" office:value-type="float" office:value="0">
            <text:p>#DIV/0!</text:p>
          </table:table-cell>
          <table:table-cell table:style-name="ce19" table:formula="of:=[$Sheet1.K44]/[$Sheet1.J44]*[$Sheet1.D44]/[$Sheet1.E44]" office:value-type="float" office:value="0">
            <text:p>#DIV/0!</text:p>
          </table:table-cell>
          <table:table-cell table:style-name="ce20" table:formula="of:=[$Sheet1.M44]/[$Sheet1.L44]*[$Sheet1.D44]/[$Sheet1.E44]" office:value-type="float" office:value="0">
            <text:p>#DIV/0!</text:p>
          </table:table-cell>
          <table:table-cell table:style-name="ce20" table:formula="of:=[$Sheet1.O44]/[$Sheet1.N44]*[$Sheet1.D44]/[$Sheet1.E44]" office:value-type="float" office:value="0">
            <text:p>#DIV/0!</text:p>
          </table:table-cell>
          <table:table-cell table:style-name="ce21" table:formula="of:=[$Sheet1.Q44]/[$Sheet1.P44]*[$Sheet1.D44]/[$Sheet1.E44]" office:value-type="float" office:value="0">
            <text:p>#DIV/0!</text:p>
          </table:table-cell>
          <table:table-cell table:style-name="ce21" table:formula="of:=[$Sheet1.S44]/[$Sheet1.R44]*[$Sheet1.D44]/[$Sheet1.E4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1]+10" office:value-type="float" office:value="300">
            <text:p>300</text:p>
          </table:table-cell>
          <table:table-cell table:style-name="ce6" table:formula="of:=[$Sheet1.G13]/[$Sheet1.F13]*[$Sheet1.D13]/[$Sheet1.E13]" office:value-type="float" office:value="0.923577163716532">
            <text:p>0.9235771637</text:p>
          </table:table-cell>
          <table:table-cell table:style-name="ce21" table:formula="of:=[$Sheet1.I13]/[$Sheet1.H13]*[$Sheet1.D13]/[$Sheet1.E13]" office:value-type="float" office:value="0.50226942326686">
            <text:p>0.5022694233</text:p>
          </table:table-cell>
          <table:table-cell table:style-name="ce20" table:formula="of:=[$Sheet1.K13]/[$Sheet1.J13]*[$Sheet1.D13]/[$Sheet1.E13]" office:value-type="float" office:value="0.453585288042359">
            <text:p>0.453585288</text:p>
          </table:table-cell>
          <table:table-cell table:style-name="ce20" table:formula="of:=[$Sheet1.M13]/[$Sheet1.L13]*[$Sheet1.D13]/[$Sheet1.E13]" office:value-type="float" office:value="0.899133204198638">
            <text:p>0.8991332042</text:p>
          </table:table-cell>
          <table:table-cell table:style-name="ce21" table:formula="of:=[$Sheet1.O13]/[$Sheet1.N13]*[$Sheet1.D13]/[$Sheet1.E13]" office:value-type="float" office:value="0.902550012878853">
            <text:p>0.9025500129</text:p>
          </table:table-cell>
          <table:table-cell table:style-name="ce21" table:formula="of:=[$Sheet1.Q13]/[$Sheet1.P13]*[$Sheet1.D13]/[$Sheet1.E13]" office:value-type="float" office:value="0.884526347090718">
            <text:p>0.8845263471</text:p>
          </table:table-cell>
          <table:table-cell table:style-name="ce21" table:formula="of:=[$Sheet1.S13]/[$Sheet1.R13]*[$Sheet1.D13]/[$Sheet1.E13]" office:value-type="float" office:value="0.88614933121382">
            <text:p>0.8861493312</text:p>
          </table:table-cell>
          <table:table-cell table:style-name="ce20" table:formula="of:=[$Sheet1.U13]/[$Sheet1.T13]*[$Sheet1.D13]/[$Sheet1.E13]" office:value-type="float" office:value="0.90075618832174">
            <text:p>0.9007561883</text:p>
          </table:table-cell>
          <table:table-cell table:style-name="ce20" table:formula="of:=[$Sheet1.W13]/[$Sheet1.V13]*[$Sheet1.D13]/[$Sheet1.E13]" office:value-type="float" office:value="0.902293314922972">
            <text:p>0.9022933149</text:p>
          </table:table-cell>
          <table:table-cell table:number-columns-repeated="1002"/>
        </table:table-row>
        <table:table-row table:style-name="ro3">
          <table:table-cell table:style-name="ce19" table:formula="of:=[$Sheet1.G45]/[$Sheet1.F45]*[$Sheet1.D45]/[$Sheet1.E45]" office:value-type="float" office:value="0">
            <text:p>#DIV/0!</text:p>
          </table:table-cell>
          <table:table-cell table:style-name="ce19" table:formula="of:=[$Sheet1.C45]" office:value-type="float" office:value="480">
            <text:p>480</text:p>
          </table:table-cell>
          <table:table-cell table:style-name="ce6" table:formula="of:=[$Sheet1.I45]/[$Sheet1.H45]*[$Sheet1.D45]/[$Sheet1.E45]" office:value-type="float" office:value="0">
            <text:p>#DIV/0!</text:p>
          </table:table-cell>
          <table:table-cell table:style-name="ce19" table:formula="of:=[$Sheet1.K45]/[$Sheet1.J45]*[$Sheet1.D45]/[$Sheet1.E45]" office:value-type="float" office:value="0">
            <text:p>#DIV/0!</text:p>
          </table:table-cell>
          <table:table-cell table:style-name="ce20" table:formula="of:=[$Sheet1.M45]/[$Sheet1.L45]*[$Sheet1.D45]/[$Sheet1.E45]" office:value-type="float" office:value="0">
            <text:p>#DIV/0!</text:p>
          </table:table-cell>
          <table:table-cell table:style-name="ce20" table:formula="of:=[$Sheet1.O45]/[$Sheet1.N45]*[$Sheet1.D45]/[$Sheet1.E45]" office:value-type="float" office:value="0">
            <text:p>#DIV/0!</text:p>
          </table:table-cell>
          <table:table-cell table:style-name="ce21" table:formula="of:=[$Sheet1.Q45]/[$Sheet1.P45]*[$Sheet1.D45]/[$Sheet1.E45]" office:value-type="float" office:value="0">
            <text:p>#DIV/0!</text:p>
          </table:table-cell>
          <table:table-cell table:style-name="ce21" table:formula="of:=[$Sheet1.S45]/[$Sheet1.R45]*[$Sheet1.D45]/[$Sheet1.E4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2]+10" office:value-type="float" office:value="310">
            <text:p>310</text:p>
          </table:table-cell>
          <table:table-cell table:style-name="ce6" table:formula="of:=[$Sheet1.G14]/[$Sheet1.F14]*[$Sheet1.D14]/[$Sheet1.E14]" office:value-type="float" office:value="0.910830196156132">
            <text:p>0.9108301962</text:p>
          </table:table-cell>
          <table:table-cell table:style-name="ce21" table:formula="of:=[$Sheet1.I14]/[$Sheet1.H14]*[$Sheet1.D14]/[$Sheet1.E14]" office:value-type="float" office:value="0.603352486625718">
            <text:p>0.6033524866</text:p>
          </table:table-cell>
          <table:table-cell table:style-name="ce20" table:formula="of:=[$Sheet1.K14]/[$Sheet1.J14]*[$Sheet1.D14]/[$Sheet1.E14]" office:value-type="float" office:value="0.550016807387341">
            <text:p>0.5500168074</text:p>
          </table:table-cell>
          <table:table-cell table:style-name="ce20" table:formula="of:=[$Sheet1.M14]/[$Sheet1.L14]*[$Sheet1.D14]/[$Sheet1.E14]" office:value-type="float" office:value="0.897497829347225">
            <text:p>0.8974978293</text:p>
          </table:table-cell>
          <table:table-cell table:style-name="ce21" table:formula="of:=[$Sheet1.O14]/[$Sheet1.N14]*[$Sheet1.D14]/[$Sheet1.E14]" office:value-type="float" office:value="0.906962552011096">
            <text:p>0.906962552</text:p>
          </table:table-cell>
          <table:table-cell table:style-name="ce21" table:formula="of:=[$Sheet1.Q14]/[$Sheet1.P14]*[$Sheet1.D14]/[$Sheet1.E14]" office:value-type="float" office:value="0.885690509213394">
            <text:p>0.8856905092</text:p>
          </table:table-cell>
          <table:table-cell table:style-name="ce21" table:formula="of:=[$Sheet1.S14]/[$Sheet1.R14]*[$Sheet1.D14]/[$Sheet1.E14]" office:value-type="float" office:value="0.885690509213394">
            <text:p>0.8856905092</text:p>
          </table:table-cell>
          <table:table-cell table:style-name="ce20" table:formula="of:=[$Sheet1.U14]/[$Sheet1.T14]*[$Sheet1.D14]/[$Sheet1.E14]" office:value-type="float" office:value="0.918022727731466">
            <text:p>0.9180227277</text:p>
          </table:table-cell>
          <table:table-cell table:style-name="ce20" table:formula="of:=[$Sheet1.W14]/[$Sheet1.V14]*[$Sheet1.D14]/[$Sheet1.E14]" office:value-type="float" office:value="0.901349751361591">
            <text:p>0.9013497514</text:p>
          </table:table-cell>
          <table:table-cell table:number-columns-repeated="1002"/>
        </table:table-row>
        <table:table-row table:style-name="ro3">
          <table:table-cell table:style-name="ce19" table:formula="of:=[$Sheet1.G46]/[$Sheet1.F46]*[$Sheet1.D46]/[$Sheet1.E46]" office:value-type="float" office:value="0">
            <text:p>#DIV/0!</text:p>
          </table:table-cell>
          <table:table-cell table:style-name="ce19" table:formula="of:=[$Sheet1.C46]" office:value-type="float" office:value="490">
            <text:p>490</text:p>
          </table:table-cell>
          <table:table-cell table:style-name="ce6" table:formula="of:=[$Sheet1.I46]/[$Sheet1.H46]*[$Sheet1.D46]/[$Sheet1.E46]" office:value-type="float" office:value="0">
            <text:p>#DIV/0!</text:p>
          </table:table-cell>
          <table:table-cell table:style-name="ce19" table:formula="of:=[$Sheet1.K46]/[$Sheet1.J46]*[$Sheet1.D46]/[$Sheet1.E46]" office:value-type="float" office:value="0">
            <text:p>#DIV/0!</text:p>
          </table:table-cell>
          <table:table-cell table:style-name="ce20" table:formula="of:=[$Sheet1.M46]/[$Sheet1.L46]*[$Sheet1.D46]/[$Sheet1.E46]" office:value-type="float" office:value="0">
            <text:p>#DIV/0!</text:p>
          </table:table-cell>
          <table:table-cell table:style-name="ce20" table:formula="of:=[$Sheet1.O46]/[$Sheet1.N46]*[$Sheet1.D46]/[$Sheet1.E46]" office:value-type="float" office:value="0">
            <text:p>#DIV/0!</text:p>
          </table:table-cell>
          <table:table-cell table:style-name="ce21" table:formula="of:=[$Sheet1.Q46]/[$Sheet1.P46]*[$Sheet1.D46]/[$Sheet1.E46]" office:value-type="float" office:value="0">
            <text:p>#DIV/0!</text:p>
          </table:table-cell>
          <table:table-cell table:style-name="ce21" table:formula="of:=[$Sheet1.S46]/[$Sheet1.R46]*[$Sheet1.D46]/[$Sheet1.E4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3]+10" office:value-type="float" office:value="320">
            <text:p>320</text:p>
          </table:table-cell>
          <table:table-cell table:style-name="ce6" table:formula="of:=[$Sheet1.G15]/[$Sheet1.F15]*[$Sheet1.D15]/[$Sheet1.E15]" office:value-type="float" office:value="0.886304516739299">
            <text:p>0.8863045167</text:p>
          </table:table-cell>
          <table:table-cell table:style-name="ce21" table:formula="of:=[$Sheet1.I15]/[$Sheet1.H15]*[$Sheet1.D15]/[$Sheet1.E15]" office:value-type="float" office:value="0.695914255236289">
            <text:p>0.6959142552</text:p>
          </table:table-cell>
          <table:table-cell table:style-name="ce20" table:formula="of:=[$Sheet1.K15]/[$Sheet1.J15]*[$Sheet1.D15]/[$Sheet1.E15]" office:value-type="float" office:value="0.649599181306499">
            <text:p>0.6495991813</text:p>
          </table:table-cell>
          <table:table-cell table:style-name="ce20" table:formula="of:=[$Sheet1.M15]/[$Sheet1.L15]*[$Sheet1.D15]/[$Sheet1.E15]" office:value-type="float" office:value="0.900049103438934">
            <text:p>0.9000491034</text:p>
          </table:table-cell>
          <table:table-cell table:style-name="ce21" table:formula="of:=[$Sheet1.O15]/[$Sheet1.N15]*[$Sheet1.D15]/[$Sheet1.E15]" office:value-type="float" office:value="0.904688531807176">
            <text:p>0.9046885318</text:p>
          </table:table-cell>
          <table:table-cell table:style-name="ce21" table:formula="of:=[$Sheet1.Q15]/[$Sheet1.P15]*[$Sheet1.D15]/[$Sheet1.E15]" office:value-type="float" office:value="0.88828162129133">
            <text:p>0.8882816213</text:p>
          </table:table-cell>
          <table:table-cell table:style-name="ce21" table:formula="of:=[$Sheet1.S15]/[$Sheet1.R15]*[$Sheet1.D15]/[$Sheet1.E15]" office:value-type="float" office:value="0.892932310408039">
            <text:p>0.8929323104</text:p>
          </table:table-cell>
          <table:table-cell table:style-name="ce20" table:formula="of:=[$Sheet1.U15]/[$Sheet1.T15]*[$Sheet1.D15]/[$Sheet1.E15]" office:value-type="float" office:value="0.904428904428904">
            <text:p>0.9044289044</text:p>
          </table:table-cell>
          <table:table-cell table:style-name="ce20" table:formula="of:=[$Sheet1.W15]/[$Sheet1.V15]*[$Sheet1.D15]/[$Sheet1.E15]" office:value-type="float" office:value="0.909209722316519">
            <text:p>0.9092097223</text:p>
          </table:table-cell>
          <table:table-cell table:number-columns-repeated="1002"/>
        </table:table-row>
        <table:table-row table:style-name="ro3">
          <table:table-cell table:style-name="ce19" table:formula="of:=[$Sheet1.G47]/[$Sheet1.F47]*[$Sheet1.D47]/[$Sheet1.E47]" office:value-type="float" office:value="0">
            <text:p>#DIV/0!</text:p>
          </table:table-cell>
          <table:table-cell table:style-name="ce19" table:formula="of:=[$Sheet1.C47]" office:value-type="float" office:value="500">
            <text:p>500</text:p>
          </table:table-cell>
          <table:table-cell table:style-name="ce6" table:formula="of:=[$Sheet1.I47]/[$Sheet1.H47]*[$Sheet1.D47]/[$Sheet1.E47]" office:value-type="float" office:value="0">
            <text:p>#DIV/0!</text:p>
          </table:table-cell>
          <table:table-cell table:style-name="ce19" table:formula="of:=[$Sheet1.K47]/[$Sheet1.J47]*[$Sheet1.D47]/[$Sheet1.E47]" office:value-type="float" office:value="0">
            <text:p>#DIV/0!</text:p>
          </table:table-cell>
          <table:table-cell table:style-name="ce20" table:formula="of:=[$Sheet1.M47]/[$Sheet1.L47]*[$Sheet1.D47]/[$Sheet1.E47]" office:value-type="float" office:value="0">
            <text:p>#DIV/0!</text:p>
          </table:table-cell>
          <table:table-cell table:style-name="ce20" table:formula="of:=[$Sheet1.O47]/[$Sheet1.N47]*[$Sheet1.D47]/[$Sheet1.E47]" office:value-type="float" office:value="0">
            <text:p>#DIV/0!</text:p>
          </table:table-cell>
          <table:table-cell table:style-name="ce21" table:formula="of:=[$Sheet1.Q47]/[$Sheet1.P47]*[$Sheet1.D47]/[$Sheet1.E47]" office:value-type="float" office:value="0">
            <text:p>#DIV/0!</text:p>
          </table:table-cell>
          <table:table-cell table:style-name="ce21" table:formula="of:=[$Sheet1.S47]/[$Sheet1.R47]*[$Sheet1.D47]/[$Sheet1.E4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4]+10" office:value-type="float" office:value="330">
            <text:p>330</text:p>
          </table:table-cell>
          <table:table-cell table:style-name="ce6" table:formula="of:=[$Sheet1.G16]/[$Sheet1.F16]*[$Sheet1.D16]/[$Sheet1.E16]" office:value-type="float" office:value="0.866422572304925">
            <text:p>0.8664225723</text:p>
          </table:table-cell>
          <table:table-cell table:style-name="ce21" table:formula="of:=[$Sheet1.I16]/[$Sheet1.H16]*[$Sheet1.D16]/[$Sheet1.E16]" office:value-type="float" office:value="0.770744006038124">
            <text:p>0.770744006</text:p>
          </table:table-cell>
          <table:table-cell table:style-name="ce20" table:formula="of:=[$Sheet1.K16]/[$Sheet1.J16]*[$Sheet1.D16]/[$Sheet1.E16]" office:value-type="float" office:value="0.726794684816075">
            <text:p>0.7267946848</text:p>
          </table:table-cell>
          <table:table-cell table:style-name="ce20" table:formula="of:=[$Sheet1.M16]/[$Sheet1.L16]*[$Sheet1.D16]/[$Sheet1.E16]" office:value-type="float" office:value="0.906352683461117">
            <text:p>0.9063526835</text:p>
          </table:table-cell>
          <table:table-cell table:style-name="ce21" table:formula="of:=[$Sheet1.O16]/[$Sheet1.N16]*[$Sheet1.D16]/[$Sheet1.E16]" office:value-type="float" office:value="0.911604117486471">
            <text:p>0.9116041175</text:p>
          </table:table-cell>
          <table:table-cell table:style-name="ce21" table:formula="of:=[$Sheet1.Q16]/[$Sheet1.P16]*[$Sheet1.D16]/[$Sheet1.E16]" office:value-type="float" office:value="0.892999951823481">
            <text:p>0.8929999518</text:p>
          </table:table-cell>
          <table:table-cell table:style-name="ce21" table:formula="of:=[$Sheet1.S16]/[$Sheet1.R16]*[$Sheet1.D16]/[$Sheet1.E16]" office:value-type="float" office:value="0.895689710714516">
            <text:p>0.8956897107</text:p>
          </table:table-cell>
          <table:table-cell table:style-name="ce20" table:formula="of:=[$Sheet1.U16]/[$Sheet1.T16]*[$Sheet1.D16]/[$Sheet1.E16]" office:value-type="float" office:value="0.903630903630904">
            <text:p>0.9036309036</text:p>
          </table:table-cell>
          <table:table-cell table:style-name="ce20" table:formula="of:=[$Sheet1.W16]/[$Sheet1.V16]*[$Sheet1.D16]/[$Sheet1.E16]" office:value-type="float" office:value="0.919786096256684">
            <text:p>0.9197860963</text:p>
          </table:table-cell>
          <table:table-cell table:number-columns-repeated="1002"/>
        </table:table-row>
        <table:table-row table:style-name="ro3">
          <table:table-cell table:style-name="ce19" table:formula="of:=[$Sheet1.G48]/[$Sheet1.F48]*[$Sheet1.D48]/[$Sheet1.E48]" office:value-type="float" office:value="0">
            <text:p>#DIV/0!</text:p>
          </table:table-cell>
          <table:table-cell table:style-name="ce19" table:formula="of:=[$Sheet1.C48]" office:value-type="float" office:value="510">
            <text:p>510</text:p>
          </table:table-cell>
          <table:table-cell table:style-name="ce6" table:formula="of:=[$Sheet1.I48]/[$Sheet1.H48]*[$Sheet1.D48]/[$Sheet1.E48]" office:value-type="float" office:value="0">
            <text:p>#DIV/0!</text:p>
          </table:table-cell>
          <table:table-cell table:style-name="ce19" table:formula="of:=[$Sheet1.K48]/[$Sheet1.J48]*[$Sheet1.D48]/[$Sheet1.E48]" office:value-type="float" office:value="0">
            <text:p>#DIV/0!</text:p>
          </table:table-cell>
          <table:table-cell table:style-name="ce20" table:formula="of:=[$Sheet1.M48]/[$Sheet1.L48]*[$Sheet1.D48]/[$Sheet1.E48]" office:value-type="float" office:value="0">
            <text:p>#DIV/0!</text:p>
          </table:table-cell>
          <table:table-cell table:style-name="ce20" table:formula="of:=[$Sheet1.O48]/[$Sheet1.N48]*[$Sheet1.D48]/[$Sheet1.E48]" office:value-type="float" office:value="0">
            <text:p>#DIV/0!</text:p>
          </table:table-cell>
          <table:table-cell table:style-name="ce21" table:formula="of:=[$Sheet1.Q48]/[$Sheet1.P48]*[$Sheet1.D48]/[$Sheet1.E48]" office:value-type="float" office:value="0">
            <text:p>#DIV/0!</text:p>
          </table:table-cell>
          <table:table-cell table:style-name="ce21" table:formula="of:=[$Sheet1.S48]/[$Sheet1.R48]*[$Sheet1.D48]/[$Sheet1.E4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5]+10" office:value-type="float" office:value="340">
            <text:p>340</text:p>
          </table:table-cell>
          <table:table-cell table:style-name="ce6" table:formula="of:=[$Sheet1.G17]/[$Sheet1.F17]*[$Sheet1.D17]/[$Sheet1.E17]" office:value-type="float" office:value="0.844222419241174">
            <text:p>0.8442224192</text:p>
          </table:table-cell>
          <table:table-cell table:style-name="ce21" table:formula="of:=[$Sheet1.I17]/[$Sheet1.H17]*[$Sheet1.D17]/[$Sheet1.E17]" office:value-type="float" office:value="0.817437401308369">
            <text:p>0.8174374013</text:p>
          </table:table-cell>
          <table:table-cell table:style-name="ce20" table:formula="of:=[$Sheet1.K17]/[$Sheet1.J17]*[$Sheet1.D17]/[$Sheet1.E17]" office:value-type="float" office:value="0.774273735337243">
            <text:p>0.7742737353</text:p>
          </table:table-cell>
          <table:table-cell table:style-name="ce20" table:formula="of:=[$Sheet1.M17]/[$Sheet1.L17]*[$Sheet1.D17]/[$Sheet1.E17]" office:value-type="float" office:value="0.905567300916138">
            <text:p>0.9055673009</text:p>
          </table:table-cell>
          <table:table-cell table:style-name="ce21" table:formula="of:=[$Sheet1.O17]/[$Sheet1.N17]*[$Sheet1.D17]/[$Sheet1.E17]" office:value-type="float" office:value="0.911409670599468">
            <text:p>0.9114096706</text:p>
          </table:table-cell>
          <table:table-cell table:style-name="ce21" table:formula="of:=[$Sheet1.Q17]/[$Sheet1.P17]*[$Sheet1.D17]/[$Sheet1.E17]" office:value-type="float" office:value="0.900293255131965">
            <text:p>0.9002932551</text:p>
          </table:table-cell>
          <table:table-cell table:style-name="ce21" table:formula="of:=[$Sheet1.S17]/[$Sheet1.R17]*[$Sheet1.D17]/[$Sheet1.E17]" office:value-type="float" office:value="0.893882561549478">
            <text:p>0.8938825615</text:p>
          </table:table-cell>
          <table:table-cell table:style-name="ce20" table:formula="of:=[$Sheet1.U17]/[$Sheet1.T17]*[$Sheet1.D17]/[$Sheet1.E17]" office:value-type="float" office:value="0.908488485757803">
            <text:p>0.9084884858</text:p>
          </table:table-cell>
          <table:table-cell table:style-name="ce20" table:formula="of:=[$Sheet1.W17]/[$Sheet1.V17]*[$Sheet1.D17]/[$Sheet1.E17]" office:value-type="float" office:value="0.907890714342327">
            <text:p>0.9078907143</text:p>
          </table:table-cell>
          <table:table-cell table:number-columns-repeated="1002"/>
        </table:table-row>
        <table:table-row table:style-name="ro3">
          <table:table-cell table:style-name="ce19" table:formula="of:=[$Sheet1.G49]/[$Sheet1.F49]*[$Sheet1.D49]/[$Sheet1.E49]" office:value-type="float" office:value="0">
            <text:p>#DIV/0!</text:p>
          </table:table-cell>
          <table:table-cell table:style-name="ce19" table:formula="of:=[$Sheet1.C49]" office:value-type="float" office:value="520">
            <text:p>520</text:p>
          </table:table-cell>
          <table:table-cell table:style-name="ce6" table:formula="of:=[$Sheet1.I49]/[$Sheet1.H49]*[$Sheet1.D49]/[$Sheet1.E49]" office:value-type="float" office:value="0">
            <text:p>#DIV/0!</text:p>
          </table:table-cell>
          <table:table-cell table:style-name="ce19" table:formula="of:=[$Sheet1.K49]/[$Sheet1.J49]*[$Sheet1.D49]/[$Sheet1.E49]" office:value-type="float" office:value="0">
            <text:p>#DIV/0!</text:p>
          </table:table-cell>
          <table:table-cell table:style-name="ce20" table:formula="of:=[$Sheet1.M49]/[$Sheet1.L49]*[$Sheet1.D49]/[$Sheet1.E49]" office:value-type="float" office:value="0">
            <text:p>#DIV/0!</text:p>
          </table:table-cell>
          <table:table-cell table:style-name="ce20" table:formula="of:=[$Sheet1.O49]/[$Sheet1.N49]*[$Sheet1.D49]/[$Sheet1.E49]" office:value-type="float" office:value="0">
            <text:p>#DIV/0!</text:p>
          </table:table-cell>
          <table:table-cell table:style-name="ce21" table:formula="of:=[$Sheet1.Q49]/[$Sheet1.P49]*[$Sheet1.D49]/[$Sheet1.E49]" office:value-type="float" office:value="0">
            <text:p>#DIV/0!</text:p>
          </table:table-cell>
          <table:table-cell table:style-name="ce21" table:formula="of:=[$Sheet1.S49]/[$Sheet1.R49]*[$Sheet1.D49]/[$Sheet1.E4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6]+10" office:value-type="float" office:value="350">
            <text:p>350</text:p>
          </table:table-cell>
          <table:table-cell table:style-name="ce6" table:formula="of:=[$Sheet1.G18]/[$Sheet1.F18]*[$Sheet1.D18]/[$Sheet1.E18]" office:value-type="float" office:value="0.821389830508475">
            <text:p>0.8213898305</text:p>
          </table:table-cell>
          <table:table-cell table:style-name="ce21" table:formula="of:=[$Sheet1.I18]/[$Sheet1.H18]*[$Sheet1.D18]/[$Sheet1.E18]" office:value-type="float" office:value="0.83894046503705">
            <text:p>0.838940465</text:p>
          </table:table-cell>
          <table:table-cell table:style-name="ce20" table:formula="of:=[$Sheet1.K18]/[$Sheet1.J18]*[$Sheet1.D18]/[$Sheet1.E18]" office:value-type="float" office:value="0.792586885807225">
            <text:p>0.7925868858</text:p>
          </table:table-cell>
          <table:table-cell table:style-name="ce20" table:formula="of:=[$Sheet1.M18]/[$Sheet1.L18]*[$Sheet1.D18]/[$Sheet1.E18]" office:value-type="float" office:value="0.898186440677966">
            <text:p>0.8981864407</text:p>
          </table:table-cell>
          <table:table-cell table:style-name="ce21" table:formula="of:=[$Sheet1.O18]/[$Sheet1.N18]*[$Sheet1.D18]/[$Sheet1.E18]" office:value-type="float" office:value="0.904864406779661">
            <text:p>0.9048644068</text:p>
          </table:table-cell>
          <table:table-cell table:style-name="ce21" table:formula="of:=[$Sheet1.Q18]/[$Sheet1.P18]*[$Sheet1.D18]/[$Sheet1.E18]" office:value-type="float" office:value="0.891508474576271">
            <text:p>0.8915084746</text:p>
          </table:table-cell>
          <table:table-cell table:style-name="ce21" table:formula="of:=[$Sheet1.S18]/[$Sheet1.R18]*[$Sheet1.D18]/[$Sheet1.E18]" office:value-type="float" office:value="0.888169491525424">
            <text:p>0.8881694915</text:p>
          </table:table-cell>
          <table:table-cell table:style-name="ce20" table:formula="of:=[$Sheet1.U18]/[$Sheet1.T18]*[$Sheet1.D18]/[$Sheet1.E18]" office:value-type="float" office:value="0.893717851420862">
            <text:p>0.8937178514</text:p>
          </table:table-cell>
          <table:table-cell table:style-name="ce20" table:formula="of:=[$Sheet1.W18]/[$Sheet1.V18]*[$Sheet1.D18]/[$Sheet1.E18]" office:value-type="float" office:value="0.906055702240014">
            <text:p>0.9060557022</text:p>
          </table:table-cell>
          <table:table-cell table:number-columns-repeated="1002"/>
        </table:table-row>
        <table:table-row table:style-name="ro3">
          <table:table-cell table:style-name="ce19" table:formula="of:=[$Sheet1.G50]/[$Sheet1.F50]*[$Sheet1.D50]/[$Sheet1.E50]" office:value-type="float" office:value="0">
            <text:p>#DIV/0!</text:p>
          </table:table-cell>
          <table:table-cell table:style-name="ce19" table:formula="of:=[$Sheet1.C50]" office:value-type="float" office:value="530">
            <text:p>530</text:p>
          </table:table-cell>
          <table:table-cell table:style-name="ce6" table:formula="of:=[$Sheet1.I50]/[$Sheet1.H50]*[$Sheet1.D50]/[$Sheet1.E50]" office:value-type="float" office:value="0">
            <text:p>#DIV/0!</text:p>
          </table:table-cell>
          <table:table-cell table:style-name="ce19" table:formula="of:=[$Sheet1.K50]/[$Sheet1.J50]*[$Sheet1.D50]/[$Sheet1.E50]" office:value-type="float" office:value="0">
            <text:p>#DIV/0!</text:p>
          </table:table-cell>
          <table:table-cell table:style-name="ce20" table:formula="of:=[$Sheet1.M50]/[$Sheet1.L50]*[$Sheet1.D50]/[$Sheet1.E50]" office:value-type="float" office:value="0">
            <text:p>#DIV/0!</text:p>
          </table:table-cell>
          <table:table-cell table:style-name="ce20" table:formula="of:=[$Sheet1.O50]/[$Sheet1.N50]*[$Sheet1.D50]/[$Sheet1.E50]" office:value-type="float" office:value="0">
            <text:p>#DIV/0!</text:p>
          </table:table-cell>
          <table:table-cell table:style-name="ce21" table:formula="of:=[$Sheet1.Q50]/[$Sheet1.P50]*[$Sheet1.D50]/[$Sheet1.E50]" office:value-type="float" office:value="0">
            <text:p>#DIV/0!</text:p>
          </table:table-cell>
          <table:table-cell table:style-name="ce21" table:formula="of:=[$Sheet1.S50]/[$Sheet1.R50]*[$Sheet1.D50]/[$Sheet1.E5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7]+10" office:value-type="float" office:value="360">
            <text:p>360</text:p>
          </table:table-cell>
          <table:table-cell table:style-name="ce6" table:formula="of:=[$Sheet1.G19]/[$Sheet1.F19]*[$Sheet1.D19]/[$Sheet1.E19]" office:value-type="float" office:value="0.832436425029018">
            <text:p>0.832436425</text:p>
          </table:table-cell>
          <table:table-cell table:style-name="ce21" table:formula="of:=[$Sheet1.I19]/[$Sheet1.H19]*[$Sheet1.D19]/[$Sheet1.E19]" office:value-type="float" office:value="0.84421372764931">
            <text:p>0.8442137276</text:p>
          </table:table-cell>
          <table:table-cell table:style-name="ce20" table:formula="of:=[$Sheet1.K19]/[$Sheet1.J19]*[$Sheet1.D19]/[$Sheet1.E19]" office:value-type="float" office:value="0.817040598290598">
            <text:p>0.8170405983</text:p>
          </table:table-cell>
          <table:table-cell table:style-name="ce20" table:formula="of:=[$Sheet1.M19]/[$Sheet1.L19]*[$Sheet1.D19]/[$Sheet1.E19]" office:value-type="float" office:value="0.899087619946515">
            <text:p>0.8990876199</text:p>
          </table:table-cell>
          <table:table-cell table:style-name="ce21" table:formula="of:=[$Sheet1.O19]/[$Sheet1.N19]*[$Sheet1.D19]/[$Sheet1.E19]" office:value-type="float" office:value="0.923076923076923">
            <text:p>0.9230769231</text:p>
          </table:table-cell>
          <table:table-cell table:style-name="ce21" table:formula="of:=[$Sheet1.Q19]/[$Sheet1.P19]*[$Sheet1.D19]/[$Sheet1.E19]" office:value-type="float" office:value="0.905982905982906">
            <text:p>0.905982906</text:p>
          </table:table-cell>
          <table:table-cell table:style-name="ce21" table:formula="of:=[$Sheet1.S19]/[$Sheet1.R19]*[$Sheet1.D19]/[$Sheet1.E19]" office:value-type="float" office:value="0.890645482670022">
            <text:p>0.8906454827</text:p>
          </table:table-cell>
          <table:table-cell table:style-name="ce20" table:formula="of:=[$Sheet1.U19]/[$Sheet1.T19]*[$Sheet1.D19]/[$Sheet1.E19]" office:value-type="float" office:value="0.91025641025641">
            <text:p>0.9102564103</text:p>
          </table:table-cell>
          <table:table-cell table:style-name="ce20" table:formula="of:=[$Sheet1.W19]/[$Sheet1.V19]*[$Sheet1.D19]/[$Sheet1.E19]" office:value-type="float" office:value="0.917378917378917">
            <text:p>0.9173789174</text:p>
          </table:table-cell>
          <table:table-cell table:number-columns-repeated="1002"/>
        </table:table-row>
        <table:table-row table:style-name="ro3">
          <table:table-cell table:style-name="ce19" table:formula="of:=[$Sheet1.G51]/[$Sheet1.F51]*[$Sheet1.D51]/[$Sheet1.E51]" office:value-type="float" office:value="0">
            <text:p>#DIV/0!</text:p>
          </table:table-cell>
          <table:table-cell table:style-name="ce19" table:formula="of:=[$Sheet1.C51]" office:value-type="float" office:value="540">
            <text:p>540</text:p>
          </table:table-cell>
          <table:table-cell table:style-name="ce6" table:formula="of:=[$Sheet1.I51]/[$Sheet1.H51]*[$Sheet1.D51]/[$Sheet1.E51]" office:value-type="float" office:value="0">
            <text:p>#DIV/0!</text:p>
          </table:table-cell>
          <table:table-cell table:style-name="ce19" table:formula="of:=[$Sheet1.K51]/[$Sheet1.J51]*[$Sheet1.D51]/[$Sheet1.E51]" office:value-type="float" office:value="0">
            <text:p>#DIV/0!</text:p>
          </table:table-cell>
          <table:table-cell table:style-name="ce20" table:formula="of:=[$Sheet1.M51]/[$Sheet1.L51]*[$Sheet1.D51]/[$Sheet1.E51]" office:value-type="float" office:value="0">
            <text:p>#DIV/0!</text:p>
          </table:table-cell>
          <table:table-cell table:style-name="ce20" table:formula="of:=[$Sheet1.O51]/[$Sheet1.N51]*[$Sheet1.D51]/[$Sheet1.E51]" office:value-type="float" office:value="0">
            <text:p>#DIV/0!</text:p>
          </table:table-cell>
          <table:table-cell table:style-name="ce21" table:formula="of:=[$Sheet1.Q51]/[$Sheet1.P51]*[$Sheet1.D51]/[$Sheet1.E51]" office:value-type="float" office:value="0">
            <text:p>#DIV/0!</text:p>
          </table:table-cell>
          <table:table-cell table:style-name="ce21" table:formula="of:=[$Sheet1.S51]/[$Sheet1.R51]*[$Sheet1.D51]/[$Sheet1.E5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8]+10" office:value-type="float" office:value="370">
            <text:p>370</text:p>
          </table:table-cell>
          <table:table-cell table:style-name="ce6" table:formula="of:=[$Sheet1.G20]/[$Sheet1.F20]*[$Sheet1.D20]/[$Sheet1.E20]" office:value-type="float" office:value="0.84375">
            <text:p>0.84375</text:p>
          </table:table-cell>
          <table:table-cell table:style-name="ce21" table:formula="of:=[$Sheet1.I20]/[$Sheet1.H20]*[$Sheet1.D20]/[$Sheet1.E20]" office:value-type="float" office:value="0.859375">
            <text:p>0.859375</text:p>
          </table:table-cell>
          <table:table-cell table:style-name="ce20" table:formula="of:=[$Sheet1.K20]/[$Sheet1.J20]*[$Sheet1.D20]/[$Sheet1.E20]" office:value-type="float" office:value="0.828439597315436">
            <text:p>0.8284395973</text:p>
          </table:table-cell>
          <table:table-cell table:style-name="ce20" table:formula="of:=[$Sheet1.M20]/[$Sheet1.L20]*[$Sheet1.D20]/[$Sheet1.E20]" office:value-type="float" office:value="0.911458333333333">
            <text:p>0.9114583333</text:p>
          </table:table-cell>
          <table:table-cell table:style-name="ce21" table:formula="of:=[$Sheet1.O20]/[$Sheet1.N20]*[$Sheet1.D20]/[$Sheet1.E20]" office:value-type="float" office:value="0.915769867549669">
            <text:p>0.9157698675</text:p>
          </table:table-cell>
          <table:table-cell table:style-name="ce21" table:formula="of:=[$Sheet1.Q20]/[$Sheet1.P20]*[$Sheet1.D20]/[$Sheet1.E20]" office:value-type="float" office:value="0.911458333333333">
            <text:p>0.9114583333</text:p>
          </table:table-cell>
          <table:table-cell table:style-name="ce21" table:formula="of:=[$Sheet1.S20]/[$Sheet1.R20]*[$Sheet1.D20]/[$Sheet1.E20]" office:value-type="float" office:value="0.907088926174496">
            <text:p>0.9070889262</text:p>
          </table:table-cell>
          <table:table-cell table:style-name="ce20" table:formula="of:=[$Sheet1.U20]/[$Sheet1.T20]*[$Sheet1.D20]/[$Sheet1.E20]" office:value-type="float" office:value="0.905422185430464">
            <text:p>0.9054221854</text:p>
          </table:table-cell>
          <table:table-cell table:style-name="ce20" table:formula="of:=[$Sheet1.W20]/[$Sheet1.V20]*[$Sheet1.D20]/[$Sheet1.E20]" office:value-type="float" office:value="0.921875">
            <text:p>0.921875</text:p>
          </table:table-cell>
          <table:table-cell table:number-columns-repeated="1002"/>
        </table:table-row>
        <table:table-row table:style-name="ro3">
          <table:table-cell table:style-name="ce19" table:formula="of:=[$Sheet1.G52]/[$Sheet1.F52]*[$Sheet1.D52]/[$Sheet1.E52]" office:value-type="float" office:value="0">
            <text:p>#DIV/0!</text:p>
          </table:table-cell>
          <table:table-cell table:style-name="ce19" table:formula="of:=[$Sheet1.C52]" office:value-type="float" office:value="550">
            <text:p>550</text:p>
          </table:table-cell>
          <table:table-cell table:style-name="ce6" table:formula="of:=[$Sheet1.I52]/[$Sheet1.H52]*[$Sheet1.D52]/[$Sheet1.E52]" office:value-type="float" office:value="0">
            <text:p>#DIV/0!</text:p>
          </table:table-cell>
          <table:table-cell table:style-name="ce19" table:formula="of:=[$Sheet1.K52]/[$Sheet1.J52]*[$Sheet1.D52]/[$Sheet1.E52]" office:value-type="float" office:value="0">
            <text:p>#DIV/0!</text:p>
          </table:table-cell>
          <table:table-cell table:style-name="ce20" table:formula="of:=[$Sheet1.M52]/[$Sheet1.L52]*[$Sheet1.D52]/[$Sheet1.E52]" office:value-type="float" office:value="0">
            <text:p>#DIV/0!</text:p>
          </table:table-cell>
          <table:table-cell table:style-name="ce20" table:formula="of:=[$Sheet1.O52]/[$Sheet1.N52]*[$Sheet1.D52]/[$Sheet1.E52]" office:value-type="float" office:value="0">
            <text:p>#DIV/0!</text:p>
          </table:table-cell>
          <table:table-cell table:style-name="ce21" table:formula="of:=[$Sheet1.Q52]/[$Sheet1.P52]*[$Sheet1.D52]/[$Sheet1.E52]" office:value-type="float" office:value="0">
            <text:p>#DIV/0!</text:p>
          </table:table-cell>
          <table:table-cell table:style-name="ce21" table:formula="of:=[$Sheet1.S52]/[$Sheet1.R52]*[$Sheet1.D52]/[$Sheet1.E5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9]+10" office:value-type="float" office:value="380">
            <text:p>380</text:p>
          </table:table-cell>
          <table:table-cell table:style-name="ce6" table:formula="of:=[$Sheet1.G21]/[$Sheet1.F21]*[$Sheet1.D21]/[$Sheet1.E21]" office:value-type="float" office:value="0.86096256684492">
            <text:p>0.8609625668</text:p>
          </table:table-cell>
          <table:table-cell table:style-name="ce21" table:formula="of:=[$Sheet1.I21]/[$Sheet1.H21]*[$Sheet1.D21]/[$Sheet1.E21]" office:value-type="float" office:value="0.866310160427807">
            <text:p>0.8663101604</text:p>
          </table:table-cell>
          <table:table-cell table:style-name="ce20" table:formula="of:=[$Sheet1.K21]/[$Sheet1.J21]*[$Sheet1.D21]/[$Sheet1.E21]" office:value-type="float" office:value="0.834057486631016">
            <text:p>0.8340574866</text:p>
          </table:table-cell>
          <table:table-cell table:style-name="ce20" table:formula="of:=[$Sheet1.M21]/[$Sheet1.L21]*[$Sheet1.D21]/[$Sheet1.E21]" office:value-type="float" office:value="0.898164653066614">
            <text:p>0.8981646531</text:p>
          </table:table-cell>
          <table:table-cell table:style-name="ce21" table:formula="of:=[$Sheet1.O21]/[$Sheet1.N21]*[$Sheet1.D21]/[$Sheet1.E21]" office:value-type="float" office:value="0.914438502673797">
            <text:p>0.9144385027</text:p>
          </table:table-cell>
          <table:table-cell table:style-name="ce21" table:formula="of:=[$Sheet1.Q21]/[$Sheet1.P21]*[$Sheet1.D21]/[$Sheet1.E21]" office:value-type="float" office:value="0.903743315508021">
            <text:p>0.9037433155</text:p>
          </table:table-cell>
          <table:table-cell table:style-name="ce21" table:formula="of:=[$Sheet1.S21]/[$Sheet1.R21]*[$Sheet1.D21]/[$Sheet1.E21]" office:value-type="float" office:value="0.876906318082789">
            <text:p>0.8769063181</text:p>
          </table:table-cell>
          <table:table-cell table:style-name="ce20" table:formula="of:=[$Sheet1.U21]/[$Sheet1.T21]*[$Sheet1.D21]/[$Sheet1.E21]" office:value-type="float" office:value="0.898164653066614">
            <text:p>0.8981646531</text:p>
          </table:table-cell>
          <table:table-cell table:style-name="ce20" table:formula="of:=[$Sheet1.W21]/[$Sheet1.V21]*[$Sheet1.D21]/[$Sheet1.E21]" office:value-type="float" office:value="0.914438502673797">
            <text:p>0.9144385027</text:p>
          </table:table-cell>
          <table:table-cell table:number-columns-repeated="1002"/>
        </table:table-row>
        <table:table-row table:style-name="ro3">
          <table:table-cell table:style-name="ce19" table:formula="of:=[$Sheet1.G53]/[$Sheet1.F53]*[$Sheet1.D53]/[$Sheet1.E53]" office:value-type="float" office:value="0">
            <text:p>#DIV/0!</text:p>
          </table:table-cell>
          <table:table-cell table:style-name="ce19" table:formula="of:=[$Sheet1.C53]" office:value-type="float" office:value="560">
            <text:p>560</text:p>
          </table:table-cell>
          <table:table-cell table:style-name="ce6" table:formula="of:=[$Sheet1.I53]/[$Sheet1.H53]*[$Sheet1.D53]/[$Sheet1.E53]" office:value-type="float" office:value="0">
            <text:p>#DIV/0!</text:p>
          </table:table-cell>
          <table:table-cell table:style-name="ce19" table:formula="of:=[$Sheet1.K53]/[$Sheet1.J53]*[$Sheet1.D53]/[$Sheet1.E53]" office:value-type="float" office:value="0">
            <text:p>#DIV/0!</text:p>
          </table:table-cell>
          <table:table-cell table:style-name="ce20" table:formula="of:=[$Sheet1.M53]/[$Sheet1.L53]*[$Sheet1.D53]/[$Sheet1.E53]" office:value-type="float" office:value="0">
            <text:p>#DIV/0!</text:p>
          </table:table-cell>
          <table:table-cell table:style-name="ce20" table:formula="of:=[$Sheet1.O53]/[$Sheet1.N53]*[$Sheet1.D53]/[$Sheet1.E53]" office:value-type="float" office:value="0">
            <text:p>#DIV/0!</text:p>
          </table:table-cell>
          <table:table-cell table:style-name="ce21" table:formula="of:=[$Sheet1.Q53]/[$Sheet1.P53]*[$Sheet1.D53]/[$Sheet1.E53]" office:value-type="float" office:value="0">
            <text:p>#DIV/0!</text:p>
          </table:table-cell>
          <table:table-cell table:style-name="ce21" table:formula="of:=[$Sheet1.S53]/[$Sheet1.R53]*[$Sheet1.D53]/[$Sheet1.E5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0]+10" office:value-type="float" office:value="390">
            <text:p>390</text:p>
          </table:table-cell>
          <table:table-cell table:style-name="ce6" table:formula="of:=[$Sheet1.G22]/[$Sheet1.F22]*[$Sheet1.D22]/[$Sheet1.E22]" office:value-type="float" office:value="0.888235294117647">
            <text:p>0.8882352941</text:p>
          </table:table-cell>
          <table:table-cell table:style-name="ce21" table:formula="of:=[$Sheet1.I22]/[$Sheet1.H22]*[$Sheet1.D22]/[$Sheet1.E22]" office:value-type="float" office:value="0.865180854950676">
            <text:p>0.865180855</text:p>
          </table:table-cell>
          <table:table-cell table:style-name="ce20" table:formula="of:=[$Sheet1.K22]/[$Sheet1.J22]*[$Sheet1.D22]/[$Sheet1.E22]" office:value-type="float" office:value="0.840547539770625">
            <text:p>0.8405475398</text:p>
          </table:table-cell>
          <table:table-cell table:style-name="ce20" table:formula="of:=[$Sheet1.M22]/[$Sheet1.L22]*[$Sheet1.D22]/[$Sheet1.E22]" office:value-type="float" office:value="0.906101571063208">
            <text:p>0.9061015711</text:p>
          </table:table-cell>
          <table:table-cell table:style-name="ce21" table:formula="of:=[$Sheet1.O22]/[$Sheet1.N22]*[$Sheet1.D22]/[$Sheet1.E22]" office:value-type="float" office:value="0.923529411764706">
            <text:p>0.9235294118</text:p>
          </table:table-cell>
          <table:table-cell table:style-name="ce21" table:formula="of:=[$Sheet1.Q22]/[$Sheet1.P22]*[$Sheet1.D22]/[$Sheet1.E22]" office:value-type="float" office:value="0.906101571063208">
            <text:p>0.9061015711</text:p>
          </table:table-cell>
          <table:table-cell table:style-name="ce21" table:formula="of:=[$Sheet1.S22]/[$Sheet1.R22]*[$Sheet1.D22]/[$Sheet1.E22]" office:value-type="float" office:value="0.906101571063208">
            <text:p>0.9061015711</text:p>
          </table:table-cell>
          <table:table-cell table:style-name="ce20" table:formula="of:=[$Sheet1.U22]/[$Sheet1.T22]*[$Sheet1.D22]/[$Sheet1.E22]" office:value-type="float" office:value="0.906101571063208">
            <text:p>0.9061015711</text:p>
          </table:table-cell>
          <table:table-cell table:style-name="ce20" table:formula="of:=[$Sheet1.W22]/[$Sheet1.V22]*[$Sheet1.D22]/[$Sheet1.E22]" office:value-type="float" office:value="0.929411764705882">
            <text:p>0.9294117647</text:p>
          </table:table-cell>
          <table:table-cell table:number-columns-repeated="1002"/>
        </table:table-row>
        <table:table-row table:style-name="ro3">
          <table:table-cell table:style-name="ce19" table:formula="of:=[$Sheet1.G54]/[$Sheet1.F54]*[$Sheet1.D54]/[$Sheet1.E54]" office:value-type="float" office:value="0">
            <text:p>#DIV/0!</text:p>
          </table:table-cell>
          <table:table-cell table:style-name="ce19" table:formula="of:=[$Sheet1.C54]" office:value-type="float" office:value="570">
            <text:p>570</text:p>
          </table:table-cell>
          <table:table-cell table:style-name="ce6" table:formula="of:=[$Sheet1.I54]/[$Sheet1.H54]*[$Sheet1.D54]/[$Sheet1.E54]" office:value-type="float" office:value="0">
            <text:p>#DIV/0!</text:p>
          </table:table-cell>
          <table:table-cell table:style-name="ce19" table:formula="of:=[$Sheet1.K54]/[$Sheet1.J54]*[$Sheet1.D54]/[$Sheet1.E54]" office:value-type="float" office:value="0">
            <text:p>#DIV/0!</text:p>
          </table:table-cell>
          <table:table-cell table:style-name="ce20" table:formula="of:=[$Sheet1.M54]/[$Sheet1.L54]*[$Sheet1.D54]/[$Sheet1.E54]" office:value-type="float" office:value="0">
            <text:p>#DIV/0!</text:p>
          </table:table-cell>
          <table:table-cell table:style-name="ce20" table:formula="of:=[$Sheet1.O54]/[$Sheet1.N54]*[$Sheet1.D54]/[$Sheet1.E54]" office:value-type="float" office:value="0">
            <text:p>#DIV/0!</text:p>
          </table:table-cell>
          <table:table-cell table:style-name="ce21" table:formula="of:=[$Sheet1.Q54]/[$Sheet1.P54]*[$Sheet1.D54]/[$Sheet1.E54]" office:value-type="float" office:value="0">
            <text:p>#DIV/0!</text:p>
          </table:table-cell>
          <table:table-cell table:style-name="ce21" table:formula="of:=[$Sheet1.S54]/[$Sheet1.R54]*[$Sheet1.D54]/[$Sheet1.E5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1]+10" office:value-type="float" office:value="400">
            <text:p>400</text:p>
          </table:table-cell>
          <table:table-cell table:style-name="ce6" table:formula="of:=[$Sheet1.G23]/[$Sheet1.F23]*[$Sheet1.D23]/[$Sheet1.E23]" office:value-type="float" office:value="0.88737949167397">
            <text:p>0.8873794917</text:p>
          </table:table-cell>
          <table:table-cell table:style-name="ce21" table:formula="of:=[$Sheet1.I23]/[$Sheet1.H23]*[$Sheet1.D23]/[$Sheet1.E23]" office:value-type="float" office:value="0.863095238095238">
            <text:p>0.8630952381</text:p>
          </table:table-cell>
          <table:table-cell table:style-name="ce20" table:formula="of:=[$Sheet1.K23]/[$Sheet1.J23]*[$Sheet1.D23]/[$Sheet1.E23]" office:value-type="float" office:value="0.838509316770186">
            <text:p>0.8385093168</text:p>
          </table:table-cell>
          <table:table-cell table:style-name="ce20" table:formula="of:=[$Sheet1.M23]/[$Sheet1.L23]*[$Sheet1.D23]/[$Sheet1.E23]" office:value-type="float" office:value="0.916370896184561">
            <text:p>0.9163708962</text:p>
          </table:table-cell>
          <table:table-cell table:style-name="ce21" table:formula="of:=[$Sheet1.O23]/[$Sheet1.N23]*[$Sheet1.D23]/[$Sheet1.E23]" office:value-type="float" office:value="0.928125">
            <text:p>0.928125</text:p>
          </table:table-cell>
          <table:table-cell table:style-name="ce21" table:formula="of:=[$Sheet1.Q23]/[$Sheet1.P23]*[$Sheet1.D23]/[$Sheet1.E23]" office:value-type="float" office:value="0.898809523809524">
            <text:p>0.8988095238</text:p>
          </table:table-cell>
          <table:table-cell table:style-name="ce21" table:formula="of:=[$Sheet1.S23]/[$Sheet1.R23]*[$Sheet1.D23]/[$Sheet1.E23]" office:value-type="float" office:value="0.898402839396628">
            <text:p>0.8984028394</text:p>
          </table:table-cell>
          <table:table-cell table:style-name="ce20" table:formula="of:=[$Sheet1.U23]/[$Sheet1.T23]*[$Sheet1.D23]/[$Sheet1.E23]" office:value-type="float" office:value="0.922360248447205">
            <text:p>0.9223602484</text:p>
          </table:table-cell>
          <table:table-cell table:style-name="ce20" table:formula="of:=[$Sheet1.W23]/[$Sheet1.V23]*[$Sheet1.D23]/[$Sheet1.E23]" office:value-type="float" office:value="0.916370896184561">
            <text:p>0.9163708962</text:p>
          </table:table-cell>
          <table:table-cell table:number-columns-repeated="1002"/>
        </table:table-row>
        <table:table-row table:style-name="ro3">
          <table:table-cell table:style-name="ce19" table:formula="of:=[$Sheet1.G55]/[$Sheet1.F55]*[$Sheet1.D55]/[$Sheet1.E55]" office:value-type="float" office:value="0">
            <text:p>#DIV/0!</text:p>
          </table:table-cell>
          <table:table-cell table:style-name="ce19" table:formula="of:=[$Sheet1.C55]" office:value-type="float" office:value="580">
            <text:p>580</text:p>
          </table:table-cell>
          <table:table-cell table:style-name="ce6" table:formula="of:=[$Sheet1.I55]/[$Sheet1.H55]*[$Sheet1.D55]/[$Sheet1.E55]" office:value-type="float" office:value="0">
            <text:p>#DIV/0!</text:p>
          </table:table-cell>
          <table:table-cell table:style-name="ce19" table:formula="of:=[$Sheet1.K55]/[$Sheet1.J55]*[$Sheet1.D55]/[$Sheet1.E55]" office:value-type="float" office:value="0">
            <text:p>#DIV/0!</text:p>
          </table:table-cell>
          <table:table-cell table:style-name="ce20" table:formula="of:=[$Sheet1.M55]/[$Sheet1.L55]*[$Sheet1.D55]/[$Sheet1.E55]" office:value-type="float" office:value="0">
            <text:p>#DIV/0!</text:p>
          </table:table-cell>
          <table:table-cell table:style-name="ce20" table:formula="of:=[$Sheet1.O55]/[$Sheet1.N55]*[$Sheet1.D55]/[$Sheet1.E55]" office:value-type="float" office:value="0">
            <text:p>#DIV/0!</text:p>
          </table:table-cell>
          <table:table-cell table:style-name="ce21" table:formula="of:=[$Sheet1.Q55]/[$Sheet1.P55]*[$Sheet1.D55]/[$Sheet1.E55]" office:value-type="float" office:value="0">
            <text:p>#DIV/0!</text:p>
          </table:table-cell>
          <table:table-cell table:style-name="ce21" table:formula="of:=[$Sheet1.S55]/[$Sheet1.R55]*[$Sheet1.D55]/[$Sheet1.E55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6]/[$Sheet1.F56]*[$Sheet1.D56]/[$Sheet1.E56]" office:value-type="float" office:value="0">
            <text:p>#DIV/0!</text:p>
          </table:table-cell>
          <table:table-cell table:style-name="ce19" table:formula="of:=[$Sheet1.C56]" office:value-type="float" office:value="590">
            <text:p>590</text:p>
          </table:table-cell>
          <table:table-cell table:style-name="ce6" table:formula="of:=[$Sheet1.I56]/[$Sheet1.H56]*[$Sheet1.D56]/[$Sheet1.E56]" office:value-type="float" office:value="0">
            <text:p>#DIV/0!</text:p>
          </table:table-cell>
          <table:table-cell table:style-name="ce19" table:formula="of:=[$Sheet1.K56]/[$Sheet1.J56]*[$Sheet1.D56]/[$Sheet1.E56]" office:value-type="float" office:value="0">
            <text:p>#DIV/0!</text:p>
          </table:table-cell>
          <table:table-cell table:style-name="ce20" table:formula="of:=[$Sheet1.M56]/[$Sheet1.L56]*[$Sheet1.D56]/[$Sheet1.E56]" office:value-type="float" office:value="0">
            <text:p>#DIV/0!</text:p>
          </table:table-cell>
          <table:table-cell table:style-name="ce20" table:formula="of:=[$Sheet1.O56]/[$Sheet1.N56]*[$Sheet1.D56]/[$Sheet1.E56]" office:value-type="float" office:value="0">
            <text:p>#DIV/0!</text:p>
          </table:table-cell>
          <table:table-cell table:style-name="ce21" table:formula="of:=[$Sheet1.Q56]/[$Sheet1.P56]*[$Sheet1.D56]/[$Sheet1.E56]" office:value-type="float" office:value="0">
            <text:p>#DIV/0!</text:p>
          </table:table-cell>
          <table:table-cell table:style-name="ce21" table:formula="of:=[$Sheet1.S56]/[$Sheet1.R56]*[$Sheet1.D56]/[$Sheet1.E56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7]/[$Sheet1.F57]*[$Sheet1.D57]/[$Sheet1.E57]" office:value-type="float" office:value="0">
            <text:p>#DIV/0!</text:p>
          </table:table-cell>
          <table:table-cell table:style-name="ce19" table:formula="of:=[$Sheet1.C57]" office:value-type="float" office:value="600">
            <text:p>600</text:p>
          </table:table-cell>
          <table:table-cell table:style-name="ce6" table:formula="of:=[$Sheet1.I57]/[$Sheet1.H57]*[$Sheet1.D57]/[$Sheet1.E57]" office:value-type="float" office:value="0">
            <text:p>#DIV/0!</text:p>
          </table:table-cell>
          <table:table-cell table:style-name="ce19" table:formula="of:=[$Sheet1.K57]/[$Sheet1.J57]*[$Sheet1.D57]/[$Sheet1.E57]" office:value-type="float" office:value="0">
            <text:p>#DIV/0!</text:p>
          </table:table-cell>
          <table:table-cell table:style-name="ce20" table:formula="of:=[$Sheet1.M57]/[$Sheet1.L57]*[$Sheet1.D57]/[$Sheet1.E57]" office:value-type="float" office:value="0">
            <text:p>#DIV/0!</text:p>
          </table:table-cell>
          <table:table-cell table:style-name="ce20" table:formula="of:=[$Sheet1.O57]/[$Sheet1.N57]*[$Sheet1.D57]/[$Sheet1.E57]" office:value-type="float" office:value="0">
            <text:p>#DIV/0!</text:p>
          </table:table-cell>
          <table:table-cell table:style-name="ce21" table:formula="of:=[$Sheet1.Q57]/[$Sheet1.P57]*[$Sheet1.D57]/[$Sheet1.E57]" office:value-type="float" office:value="0">
            <text:p>#DIV/0!</text:p>
          </table:table-cell>
          <table:table-cell table:style-name="ce21" table:formula="of:=[$Sheet1.S57]/[$Sheet1.R57]*[$Sheet1.D57]/[$Sheet1.E57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8]/[$Sheet1.F58]*[$Sheet1.D58]/[$Sheet1.E58]" office:value-type="float" office:value="0">
            <text:p>#DIV/0!</text:p>
          </table:table-cell>
          <table:table-cell table:style-name="ce19" table:formula="of:=[$Sheet1.C58]" office:value-type="float" office:value="610">
            <text:p>610</text:p>
          </table:table-cell>
          <table:table-cell table:style-name="ce6" table:formula="of:=[$Sheet1.I58]/[$Sheet1.H58]*[$Sheet1.D58]/[$Sheet1.E58]" office:value-type="float" office:value="0">
            <text:p>#DIV/0!</text:p>
          </table:table-cell>
          <table:table-cell table:style-name="ce19" table:formula="of:=[$Sheet1.K58]/[$Sheet1.J58]*[$Sheet1.D58]/[$Sheet1.E58]" office:value-type="float" office:value="0">
            <text:p>#DIV/0!</text:p>
          </table:table-cell>
          <table:table-cell table:style-name="ce20" table:formula="of:=[$Sheet1.M58]/[$Sheet1.L58]*[$Sheet1.D58]/[$Sheet1.E58]" office:value-type="float" office:value="0">
            <text:p>#DIV/0!</text:p>
          </table:table-cell>
          <table:table-cell table:style-name="ce20" table:formula="of:=[$Sheet1.O58]/[$Sheet1.N58]*[$Sheet1.D58]/[$Sheet1.E58]" office:value-type="float" office:value="0">
            <text:p>#DIV/0!</text:p>
          </table:table-cell>
          <table:table-cell table:style-name="ce21" table:formula="of:=[$Sheet1.Q58]/[$Sheet1.P58]*[$Sheet1.D58]/[$Sheet1.E58]" office:value-type="float" office:value="0">
            <text:p>#DIV/0!</text:p>
          </table:table-cell>
          <table:table-cell table:style-name="ce21" table:formula="of:=[$Sheet1.S58]/[$Sheet1.R58]*[$Sheet1.D58]/[$Sheet1.E58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59]/[$Sheet1.F59]*[$Sheet1.D59]/[$Sheet1.E59]" office:value-type="float" office:value="0">
            <text:p>#DIV/0!</text:p>
          </table:table-cell>
          <table:table-cell table:style-name="ce19" table:formula="of:=[$Sheet1.C59]" office:value-type="float" office:value="620">
            <text:p>620</text:p>
          </table:table-cell>
          <table:table-cell table:style-name="ce6" table:formula="of:=[$Sheet1.I59]/[$Sheet1.H59]*[$Sheet1.D59]/[$Sheet1.E59]" office:value-type="float" office:value="0">
            <text:p>#DIV/0!</text:p>
          </table:table-cell>
          <table:table-cell table:style-name="ce19" table:formula="of:=[$Sheet1.K59]/[$Sheet1.J59]*[$Sheet1.D59]/[$Sheet1.E59]" office:value-type="float" office:value="0">
            <text:p>#DIV/0!</text:p>
          </table:table-cell>
          <table:table-cell table:style-name="ce20" table:formula="of:=[$Sheet1.M59]/[$Sheet1.L59]*[$Sheet1.D59]/[$Sheet1.E59]" office:value-type="float" office:value="0">
            <text:p>#DIV/0!</text:p>
          </table:table-cell>
          <table:table-cell table:style-name="ce20" table:formula="of:=[$Sheet1.O59]/[$Sheet1.N59]*[$Sheet1.D59]/[$Sheet1.E59]" office:value-type="float" office:value="0">
            <text:p>#DIV/0!</text:p>
          </table:table-cell>
          <table:table-cell table:style-name="ce21" table:formula="of:=[$Sheet1.Q59]/[$Sheet1.P59]*[$Sheet1.D59]/[$Sheet1.E59]" office:value-type="float" office:value="0">
            <text:p>#DIV/0!</text:p>
          </table:table-cell>
          <table:table-cell table:style-name="ce21" table:formula="of:=[$Sheet1.S59]/[$Sheet1.R59]*[$Sheet1.D59]/[$Sheet1.E59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0]/[$Sheet1.F60]*[$Sheet1.D60]/[$Sheet1.E60]" office:value-type="float" office:value="0">
            <text:p>#DIV/0!</text:p>
          </table:table-cell>
          <table:table-cell table:style-name="ce19" table:formula="of:=[$Sheet1.C60]" office:value-type="float" office:value="630">
            <text:p>630</text:p>
          </table:table-cell>
          <table:table-cell table:style-name="ce6" table:formula="of:=[$Sheet1.I60]/[$Sheet1.H60]*[$Sheet1.D60]/[$Sheet1.E60]" office:value-type="float" office:value="0">
            <text:p>#DIV/0!</text:p>
          </table:table-cell>
          <table:table-cell table:style-name="ce19" table:formula="of:=[$Sheet1.K60]/[$Sheet1.J60]*[$Sheet1.D60]/[$Sheet1.E60]" office:value-type="float" office:value="0">
            <text:p>#DIV/0!</text:p>
          </table:table-cell>
          <table:table-cell table:style-name="ce20" table:formula="of:=[$Sheet1.M60]/[$Sheet1.L60]*[$Sheet1.D60]/[$Sheet1.E60]" office:value-type="float" office:value="0">
            <text:p>#DIV/0!</text:p>
          </table:table-cell>
          <table:table-cell table:style-name="ce20" table:formula="of:=[$Sheet1.O60]/[$Sheet1.N60]*[$Sheet1.D60]/[$Sheet1.E60]" office:value-type="float" office:value="0">
            <text:p>#DIV/0!</text:p>
          </table:table-cell>
          <table:table-cell table:style-name="ce21" table:formula="of:=[$Sheet1.Q60]/[$Sheet1.P60]*[$Sheet1.D60]/[$Sheet1.E60]" office:value-type="float" office:value="0">
            <text:p>#DIV/0!</text:p>
          </table:table-cell>
          <table:table-cell table:style-name="ce21" table:formula="of:=[$Sheet1.S60]/[$Sheet1.R60]*[$Sheet1.D60]/[$Sheet1.E60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1]/[$Sheet1.F61]*[$Sheet1.D61]/[$Sheet1.E61]" office:value-type="float" office:value="0">
            <text:p>#DIV/0!</text:p>
          </table:table-cell>
          <table:table-cell table:style-name="ce19" table:formula="of:=[$Sheet1.C61]" office:value-type="float" office:value="640">
            <text:p>640</text:p>
          </table:table-cell>
          <table:table-cell table:style-name="ce6" table:formula="of:=[$Sheet1.I61]/[$Sheet1.H61]*[$Sheet1.D61]/[$Sheet1.E61]" office:value-type="float" office:value="0">
            <text:p>#DIV/0!</text:p>
          </table:table-cell>
          <table:table-cell table:style-name="ce19" table:formula="of:=[$Sheet1.K61]/[$Sheet1.J61]*[$Sheet1.D61]/[$Sheet1.E61]" office:value-type="float" office:value="0">
            <text:p>#DIV/0!</text:p>
          </table:table-cell>
          <table:table-cell table:style-name="ce20" table:formula="of:=[$Sheet1.M61]/[$Sheet1.L61]*[$Sheet1.D61]/[$Sheet1.E61]" office:value-type="float" office:value="0">
            <text:p>#DIV/0!</text:p>
          </table:table-cell>
          <table:table-cell table:style-name="ce20" table:formula="of:=[$Sheet1.O61]/[$Sheet1.N61]*[$Sheet1.D61]/[$Sheet1.E61]" office:value-type="float" office:value="0">
            <text:p>#DIV/0!</text:p>
          </table:table-cell>
          <table:table-cell table:style-name="ce21" table:formula="of:=[$Sheet1.Q61]/[$Sheet1.P61]*[$Sheet1.D61]/[$Sheet1.E61]" office:value-type="float" office:value="0">
            <text:p>#DIV/0!</text:p>
          </table:table-cell>
          <table:table-cell table:style-name="ce21" table:formula="of:=[$Sheet1.S61]/[$Sheet1.R61]*[$Sheet1.D61]/[$Sheet1.E61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19" table:formula="of:=[$Sheet1.G62]/[$Sheet1.F62]*[$Sheet1.D62]/[$Sheet1.E62]" office:value-type="float" office:value="0">
            <text:p>#DIV/0!</text:p>
          </table:table-cell>
          <table:table-cell table:style-name="ce19" table:formula="of:=[$Sheet1.C62]" office:value-type="float" office:value="650">
            <text:p>650</text:p>
          </table:table-cell>
          <table:table-cell table:style-name="ce6" table:formula="of:=[$Sheet1.I62]/[$Sheet1.H62]*[$Sheet1.D62]/[$Sheet1.E62]" office:value-type="float" office:value="0">
            <text:p>#DIV/0!</text:p>
          </table:table-cell>
          <table:table-cell table:style-name="ce19" table:formula="of:=[$Sheet1.K62]/[$Sheet1.J62]*[$Sheet1.D62]/[$Sheet1.E62]" office:value-type="float" office:value="0">
            <text:p>#DIV/0!</text:p>
          </table:table-cell>
          <table:table-cell table:style-name="ce20" table:formula="of:=[$Sheet1.M62]/[$Sheet1.L62]*[$Sheet1.D62]/[$Sheet1.E62]" office:value-type="float" office:value="0">
            <text:p>#DIV/0!</text:p>
          </table:table-cell>
          <table:table-cell table:style-name="ce20" table:formula="of:=[$Sheet1.O62]/[$Sheet1.N62]*[$Sheet1.D62]/[$Sheet1.E62]" office:value-type="float" office:value="0">
            <text:p>#DIV/0!</text:p>
          </table:table-cell>
          <table:table-cell table:style-name="ce21" table:formula="of:=[$Sheet1.Q62]/[$Sheet1.P62]*[$Sheet1.D62]/[$Sheet1.E62]" office:value-type="float" office:value="0">
            <text:p>#DIV/0!</text:p>
          </table:table-cell>
          <table:table-cell table:style-name="ce21" table:formula="of:=[$Sheet1.S62]/[$Sheet1.R62]*[$Sheet1.D62]/[$Sheet1.E62]" office:value-type="float" office:value="0">
            <text:p>#DIV/0!</text:p>
          </table:table-cell>
          <table:table-cell table:number-columns-repeated="1016"/>
        </table:table-row>
        <table:table-row table:style-name="ro6" table:number-rows-repeated="31">
          <table:table-cell table:number-columns-repeated="1024"/>
        </table:table-row>
        <table:table-row table:style-name="ro6">
          <table:table-cell table:number-columns-repeated="6"/>
          <table:table-cell office:value-type="float" office:value="0.7651">
            <text:p>0.7651</text:p>
          </table:table-cell>
          <table:table-cell table:number-columns-repeated="1017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7" table:number-columns-repeated="1024" table:default-cell-style-name="ce1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time-style style:name="N120">
      <number:hours/>
      <number:text>:</number:text>
      <number:minutes number:style="long"/>
    </number:time-style>
    <number:time-style style:name="N121P0" style:volatile="true">
      <number:hours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number-style style:name="N122">
      <number:number number:decimal-places="4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 style:data-style-name="N2" text:time-value="0000-00-00T10:02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7:05:44</meta:creation-date>
    <meta:initial-creator>werothegreat</meta:initial-creator>
    <dc:date>2013-12-12T13:15:35</dc:date>
    <meta:editing-cycles>77</meta:editing-cycles>
    <meta:editing-duration>P13DT23H31M11S</meta:editing-duration>
    <meta:generator>LibreOffice/4.0.2.2$MacOSX_x86 LibreOffice_project/4c82dcdd6efcd48b1d8bba66bfe1989deee49c3</meta:generator>
    <meta:document-statistic meta:table-count="3" meta:cell-count="14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3" chart:maximum="0.9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99cm" svg:height="18.511cm" xlink:href=".." xlink:type="simple" chart:class="chart:line" chart:style-name="ch1">
        <chart:legend chart:legend-position="end" svg:x="16.362cm" svg:y="7.723cm" style:legend-expansion="high" chart:style-name="ch2"/>
        <chart:plot-area chart:style-name="ch3" table:cell-range-address="Sheet2.Q2:Sheet2.V22" svg:x="0.835cm" svg:y="1.615cm" svg:width="14.757cm" svg:height="16.106cm">
          <chartooo:coordinate-region svg:x="1.779cm" svg:y="1.615cm" svg:width="13.615cm" svg:height="15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Q2:Sheet2.Q22" chart:class="chart:line">
            <chart:data-point chart:repeated="21"/>
          </chart:series>
          <chart:series chart:style-name="ch8" chart:values-cell-range-address="Sheet2.R2:Sheet2.R22" chart:class="chart:line">
            <chart:data-point chart:repeated="21"/>
          </chart:series>
          <chart:series chart:style-name="ch9" chart:values-cell-range-address="Sheet2.S2:Sheet2.S22" chart:class="chart:line">
            <chart:data-point chart:repeated="21"/>
          </chart:series>
          <chart:series chart:style-name="ch10" chart:values-cell-range-address="Sheet2.T2:Sheet2.T22" chart:class="chart:line">
            <chart:data-point chart:repeated="21"/>
          </chart:series>
          <chart:series chart:style-name="ch11" chart:values-cell-range-address="Sheet2.U2:Sheet2.U22" chart:class="chart:line">
            <chart:data-point chart:repeated="21"/>
          </chart:series>
          <chart:series chart:style-name="ch12" chart:values-cell-range-address="Sheet2.V2:Sheet2.V2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5185185185185">
                <text:p>0.785185185185185</text:p>
                <draw:g>
                  <svg:desc>Sheet2.Q2:Sheet2.Q22</svg:desc>
                </draw:g>
              </table:table-cell>
              <table:table-cell office:value-type="float" office:value="0.774429223744292">
                <text:p>0.774429223744292</text:p>
                <draw:g>
                  <svg:desc>Sheet2.R2:Sheet2.R22</svg:desc>
                </draw:g>
              </table:table-cell>
              <table:table-cell office:value-type="float" office:value="0.749395348837209">
                <text:p>0.749395348837209</text:p>
                <draw:g>
                  <svg:desc>Sheet2.S2:Sheet2.S22</svg:desc>
                </draw:g>
              </table:table-cell>
              <table:table-cell office:value-type="float" office:value="0.742488479262673">
                <text:p>0.742488479262673</text:p>
                <draw:g>
                  <svg:desc>Sheet2.T2:Sheet2.T22</svg:desc>
                </draw:g>
              </table:table-cell>
              <table:table-cell office:value-type="float" office:value="0.745925925925926">
                <text:p>0.745925925925926</text:p>
                <draw:g>
                  <svg:desc>Sheet2.U2:Sheet2.U22</svg:desc>
                </draw:g>
              </table:table-cell>
              <table:table-cell office:value-type="float" office:value="0.735707762557078">
                <text:p>0.735707762557078</text:p>
                <draw:g>
                  <svg:desc>Sheet2.V2:Sheet2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1727451408605">
                <text:p>0.811727451408605</text:p>
              </table:table-cell>
              <table:table-cell office:value-type="float" office:value="0.809041835357625">
                <text:p>0.809041835357625</text:p>
              </table:table-cell>
              <table:table-cell office:value-type="float" office:value="0.754690647167002">
                <text:p>0.754690647167002</text:p>
              </table:table-cell>
              <table:table-cell office:value-type="float" office:value="0.773734523340771">
                <text:p>0.773734523340771</text:p>
              </table:table-cell>
              <table:table-cell office:value-type="float" office:value="0.793405740035875">
                <text:p>0.793405740035875</text:p>
              </table:table-cell>
              <table:table-cell office:value-type="float" office:value="0.792088884035816">
                <text:p>0.792088884035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8185201560862">
                <text:p>0.838185201560862</text:p>
              </table:table-cell>
              <table:table-cell office:value-type="float" office:value="0.841440541927085">
                <text:p>0.841440541927085</text:p>
              </table:table-cell>
              <table:table-cell office:value-type="float" office:value="0.798090236596627">
                <text:p>0.798090236596627</text:p>
              </table:table-cell>
              <table:table-cell office:value-type="float" office:value="0.808859457641289">
                <text:p>0.808859457641289</text:p>
              </table:table-cell>
              <table:table-cell office:value-type="float" office:value="0.821332655825623">
                <text:p>0.821332655825623</text:p>
              </table:table-cell>
              <table:table-cell office:value-type="float" office:value="0.834435599215017">
                <text:p>0.834435599215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9567393088863">
                <text:p>0.859567393088863</text:p>
              </table:table-cell>
              <table:table-cell office:value-type="float" office:value="0.870334342124225">
                <text:p>0.870334342124225</text:p>
              </table:table-cell>
              <table:table-cell office:value-type="float" office:value="0.830193248526594">
                <text:p>0.830193248526594</text:p>
              </table:table-cell>
              <table:table-cell office:value-type="float" office:value="0.830665993334947">
                <text:p>0.830665993334947</text:p>
              </table:table-cell>
              <table:table-cell office:value-type="float" office:value="0.845205071397985">
                <text:p>0.845205071397985</text:p>
              </table:table-cell>
              <table:table-cell office:value-type="float" office:value="0.860773783172954">
                <text:p>0.860773783172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465472017258">
                <text:p>0.884465472017258</text:p>
              </table:table-cell>
              <table:table-cell office:value-type="float" office:value="0.895521290417473">
                <text:p>0.895521290417473</text:p>
              </table:table-cell>
              <table:table-cell office:value-type="float" office:value="0.855456440302691">
                <text:p>0.855456440302691</text:p>
              </table:table-cell>
              <table:table-cell office:value-type="float" office:value="0.856378268363362">
                <text:p>0.856378268363362</text:p>
              </table:table-cell>
              <table:table-cell office:value-type="float" office:value="0.869283861212756">
                <text:p>0.869283861212756</text:p>
              </table:table-cell>
              <table:table-cell office:value-type="float" office:value="0.886918232616307">
                <text:p>0.886918232616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808572193263">
                <text:p>0.889808572193263</text:p>
              </table:table-cell>
              <table:table-cell office:value-type="float" office:value="0.901237585943468">
                <text:p>0.901237585943468</text:p>
              </table:table-cell>
              <table:table-cell office:value-type="float" office:value="0.869923838440538">
                <text:p>0.869923838440538</text:p>
              </table:table-cell>
              <table:table-cell office:value-type="float" office:value="0.860448815889992">
                <text:p>0.860448815889992</text:p>
              </table:table-cell>
              <table:table-cell office:value-type="float" office:value="0.875339954163484">
                <text:p>0.875339954163484</text:p>
              </table:table-cell>
              <table:table-cell office:value-type="float" office:value="0.887398538961039">
                <text:p>0.887398538961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8376754390427">
                <text:p>0.898376754390427</text:p>
              </table:table-cell>
              <table:table-cell office:value-type="float" office:value="0.908746265721271">
                <text:p>0.908746265721271</text:p>
              </table:table-cell>
              <table:table-cell office:value-type="float" office:value="0.878424850770647">
                <text:p>0.878424850770647</text:p>
              </table:table-cell>
              <table:table-cell office:value-type="float" office:value="0.871981634639186">
                <text:p>0.871981634639186</text:p>
              </table:table-cell>
              <table:table-cell office:value-type="float" office:value="0.887860133807926">
                <text:p>0.887860133807926</text:p>
              </table:table-cell>
              <table:table-cell office:value-type="float" office:value="0.902688702620871">
                <text:p>0.90268870262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2380952380952">
                <text:p>0.902380952380952</text:p>
              </table:table-cell>
              <table:table-cell office:value-type="float" office:value="0.905358442503639">
                <text:p>0.905358442503639</text:p>
              </table:table-cell>
              <table:table-cell office:value-type="float" office:value="0.877838927920895">
                <text:p>0.877838927920895</text:p>
              </table:table-cell>
              <table:table-cell office:value-type="float" office:value="0.875924339201329">
                <text:p>0.875924339201329</text:p>
              </table:table-cell>
              <table:table-cell office:value-type="float" office:value="0.893069448786079">
                <text:p>0.893069448786079</text:p>
              </table:table-cell>
              <table:table-cell office:value-type="float" office:value="0.900408534998699">
                <text:p>0.900408534998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5466746736897">
                <text:p>0.895466746736897</text:p>
              </table:table-cell>
              <table:table-cell office:value-type="float" office:value="0.901204967639357">
                <text:p>0.901204967639357</text:p>
              </table:table-cell>
              <table:table-cell office:value-type="float" office:value="0.87507958787949">
                <text:p>0.87507958787949</text:p>
              </table:table-cell>
              <table:table-cell office:value-type="float" office:value="0.877091265093005">
                <text:p>0.877091265093005</text:p>
              </table:table-cell>
              <table:table-cell office:value-type="float" office:value="0.890762017769803">
                <text:p>0.890762017769803</text:p>
              </table:table-cell>
              <table:table-cell office:value-type="float" office:value="0.900668987272925">
                <text:p>0.900668987272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8785698984136">
                <text:p>0.898785698984136</text:p>
              </table:table-cell>
              <table:table-cell office:value-type="float" office:value="0.906607054148038">
                <text:p>0.906607054148038</text:p>
              </table:table-cell>
              <table:table-cell office:value-type="float" office:value="0.880678294792148">
                <text:p>0.880678294792148</text:p>
              </table:table-cell>
              <table:table-cell office:value-type="float" office:value="0.884738442753615">
                <text:p>0.884738442753615</text:p>
              </table:table-cell>
              <table:table-cell office:value-type="float" office:value="0.897139571330319">
                <text:p>0.897139571330319</text:p>
              </table:table-cell>
              <table:table-cell office:value-type="float" office:value="0.900848965253226">
                <text:p>0.90084896525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133204198638">
                <text:p>0.899133204198638</text:p>
              </table:table-cell>
              <table:table-cell office:value-type="float" office:value="0.902550012878853">
                <text:p>0.902550012878853</text:p>
              </table:table-cell>
              <table:table-cell office:value-type="float" office:value="0.884526347090718">
                <text:p>0.884526347090718</text:p>
              </table:table-cell>
              <table:table-cell office:value-type="float" office:value="0.88614933121382">
                <text:p>0.88614933121382</text:p>
              </table:table-cell>
              <table:table-cell office:value-type="float" office:value="0.90075618832174">
                <text:p>0.90075618832174</text:p>
              </table:table-cell>
              <table:table-cell office:value-type="float" office:value="0.902293314922972">
                <text:p>0.902293314922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7497829347225">
                <text:p>0.897497829347225</text:p>
              </table:table-cell>
              <table:table-cell office:value-type="float" office:value="0.906962552011096">
                <text:p>0.906962552011096</text:p>
              </table:table-cell>
              <table:table-cell office:value-type="float" office:value="0.885690509213394">
                <text:p>0.885690509213394</text:p>
              </table:table-cell>
              <table:table-cell office:value-type="float" office:value="0.885690509213394">
                <text:p>0.885690509213394</text:p>
              </table:table-cell>
              <table:table-cell office:value-type="float" office:value="0.918022727731466">
                <text:p>0.918022727731466</text:p>
              </table:table-cell>
              <table:table-cell office:value-type="float" office:value="0.901349751361591">
                <text:p>0.901349751361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0049103438934">
                <text:p>0.900049103438934</text:p>
              </table:table-cell>
              <table:table-cell office:value-type="float" office:value="0.904688531807176">
                <text:p>0.904688531807176</text:p>
              </table:table-cell>
              <table:table-cell office:value-type="float" office:value="0.88828162129133">
                <text:p>0.88828162129133</text:p>
              </table:table-cell>
              <table:table-cell office:value-type="float" office:value="0.892932310408039">
                <text:p>0.892932310408039</text:p>
              </table:table-cell>
              <table:table-cell office:value-type="float" office:value="0.904428904428904">
                <text:p>0.904428904428904</text:p>
              </table:table-cell>
              <table:table-cell office:value-type="float" office:value="0.909209722316519">
                <text:p>0.909209722316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52683461117">
                <text:p>0.906352683461117</text:p>
              </table:table-cell>
              <table:table-cell office:value-type="float" office:value="0.911604117486471">
                <text:p>0.911604117486471</text:p>
              </table:table-cell>
              <table:table-cell office:value-type="float" office:value="0.892999951823481">
                <text:p>0.892999951823481</text:p>
              </table:table-cell>
              <table:table-cell office:value-type="float" office:value="0.895689710714516">
                <text:p>0.895689710714516</text:p>
              </table:table-cell>
              <table:table-cell office:value-type="float" office:value="0.903630903630904">
                <text:p>0.903630903630904</text:p>
              </table:table-cell>
              <table:table-cell office:value-type="float" office:value="0.919786096256684">
                <text:p>0.919786096256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5567300916138">
                <text:p>0.905567300916138</text:p>
              </table:table-cell>
              <table:table-cell office:value-type="float" office:value="0.911409670599468">
                <text:p>0.911409670599468</text:p>
              </table:table-cell>
              <table:table-cell office:value-type="float" office:value="0.900293255131965">
                <text:p>0.900293255131965</text:p>
              </table:table-cell>
              <table:table-cell office:value-type="float" office:value="0.893882561549478">
                <text:p>0.893882561549478</text:p>
              </table:table-cell>
              <table:table-cell office:value-type="float" office:value="0.908488485757803">
                <text:p>0.908488485757803</text:p>
              </table:table-cell>
              <table:table-cell office:value-type="float" office:value="0.907890714342327">
                <text:p>0.907890714342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8186440677966">
                <text:p>0.898186440677966</text:p>
              </table:table-cell>
              <table:table-cell office:value-type="float" office:value="0.904864406779661">
                <text:p>0.904864406779661</text:p>
              </table:table-cell>
              <table:table-cell office:value-type="float" office:value="0.891508474576271">
                <text:p>0.891508474576271</text:p>
              </table:table-cell>
              <table:table-cell office:value-type="float" office:value="0.888169491525424">
                <text:p>0.888169491525424</text:p>
              </table:table-cell>
              <table:table-cell office:value-type="float" office:value="0.893717851420862">
                <text:p>0.893717851420862</text:p>
              </table:table-cell>
              <table:table-cell office:value-type="float" office:value="0.906055702240014">
                <text:p>0.906055702240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087619946515">
                <text:p>0.89908761994651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05982905982906">
                <text:p>0.905982905982906</text:p>
              </table:table-cell>
              <table:table-cell office:value-type="float" office:value="0.890645482670022">
                <text:p>0.890645482670022</text:p>
              </table:table-cell>
              <table:table-cell office:value-type="float" office:value="0.91025641025641">
                <text:p>0.91025641025641</text:p>
              </table:table-cell>
              <table:table-cell office:value-type="float" office:value="0.917378917378917">
                <text:p>0.917378917378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0.915769867549669">
                <text:p>0.915769867549669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0.907088926174496">
                <text:p>0.907088926174496</text:p>
              </table:table-cell>
              <table:table-cell office:value-type="float" office:value="0.905422185430464">
                <text:p>0.90542218543046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8164653066614">
                <text:p>0.898164653066614</text:p>
              </table:table-cell>
              <table:table-cell office:value-type="float" office:value="0.914438502673797">
                <text:p>0.914438502673797</text:p>
              </table:table-cell>
              <table:table-cell office:value-type="float" office:value="0.903743315508021">
                <text:p>0.903743315508021</text:p>
              </table:table-cell>
              <table:table-cell office:value-type="float" office:value="0.876906318082789">
                <text:p>0.876906318082789</text:p>
              </table:table-cell>
              <table:table-cell office:value-type="float" office:value="0.898164653066614">
                <text:p>0.898164653066614</text:p>
              </table:table-cell>
              <table:table-cell office:value-type="float" office:value="0.914438502673797">
                <text:p>0.914438502673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6101571063208">
                <text:p>0.906101571063208</text:p>
              </table:table-cell>
              <table:table-cell office:value-type="float" office:value="0.923529411764706">
                <text:p>0.923529411764706</text:p>
              </table:table-cell>
              <table:table-cell office:value-type="float" office:value="0.906101571063208">
                <text:p>0.906101571063208</text:p>
              </table:table-cell>
              <table:table-cell office:value-type="float" office:value="0.906101571063208">
                <text:p>0.906101571063208</text:p>
              </table:table-cell>
              <table:table-cell office:value-type="float" office:value="0.906101571063208">
                <text:p>0.906101571063208</text:p>
              </table:table-cell>
              <table:table-cell office:value-type="float" office:value="0.929411764705882">
                <text:p>0.929411764705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370896184561">
                <text:p>0.916370896184561</text:p>
              </table:table-cell>
              <table:table-cell office:value-type="float" office:value="0.928125">
                <text:p>0.928125</text:p>
              </table:table-cell>
              <table:table-cell office:value-type="float" office:value="0.898809523809524">
                <text:p>0.898809523809524</text:p>
              </table:table-cell>
              <table:table-cell office:value-type="float" office:value="0.898402839396628">
                <text:p>0.898402839396628</text:p>
              </table:table-cell>
              <table:table-cell office:value-type="float" office:value="0.922360248447205">
                <text:p>0.922360248447205</text:p>
              </table:table-cell>
              <table:table-cell office:value-type="float" office:value="0.916370896184561">
                <text:p>0.916370896184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